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30/" manifest:media-type="application/vnd.oasis.opendocument.chart"/>
  <manifest:file-entry manifest:full-path="Object 31/" manifest:media-type="application/vnd.oasis.opendocument.chart"/>
  <manifest:file-entry manifest:full-path="Object 32/" manifest:media-type="application/vnd.oasis.opendocument.chart"/>
  <manifest:file-entry manifest:full-path="Object 33/" manifest:media-type="application/vnd.oasis.opendocument.chart"/>
  <manifest:file-entry manifest:full-path="Object 34/" manifest:media-type="application/vnd.oasis.opendocument.chart"/>
  <manifest:file-entry manifest:full-path="Object 35/" manifest:media-type="application/vnd.oasis.opendocument.chart"/>
  <manifest:file-entry manifest:full-path="Object 36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_54364__51456_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_54364__51456__32_2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_54364__51456__32_2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_54364__51456__32_2" style:data-style-name="N0">
      <style:table-cell-properties style:vertical-align="middle" fo:background-color="transparent"/>
    </style:style>
    <style:style style:name="ce11" style:family="table-cell" style:parent-style-name="_54364__51456__32_3" style:data-style-name="N0">
      <style:table-cell-properties style:vertical-align="middle" fo:background-color="transparent"/>
    </style:style>
    <style:style style:name="ce12" style:family="table-cell" style:parent-style-name="_54364__51456__32_3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13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_54364__51456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_54364__51456__32_2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_54364__51456__32_3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_54364__51456__32_2" style:data-style-name="N0">
      <style:table-cell-properties style:vertical-align="automatic" fo:background-color="transparent"/>
    </style:style>
    <style:style style:name="ce22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999999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5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36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38" style:family="table-cell" style:parent-style-name="Default" style:data-style-name="N0">
      <style:table-cell-properties fo:border="thin solid #999999" style:vertical-align="middl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40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87866666666667cm" style:use-optimal-column-width="true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68816666666667cm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14.6473333333333cm"/>
    </style:style>
    <style:style style:name="co8" style:family="table-column">
      <style:table-column-properties fo:break-before="auto" style:column-width="13.3138333333333cm"/>
    </style:style>
    <style:style style:name="co9" style:family="table-column">
      <style:table-column-properties fo:break-before="auto" style:column-width="4.42383333333333cm"/>
    </style:style>
    <style:style style:name="co10" style:family="table-column">
      <style:table-column-properties fo:break-before="auto" style:column-width="5.18583333333333cm" style:use-optimal-column-width="true"/>
    </style:style>
    <style:style style:name="co11" style:family="table-column">
      <style:table-column-properties fo:break-before="auto" style:column-width="3.19616666666667cm" style:use-optimal-column-width="true"/>
    </style:style>
    <style:style style:name="co12" style:family="table-column">
      <style:table-column-properties fo:break-before="auto" style:column-width="19.2616666666667cm" style:use-optimal-column-width="true"/>
    </style:style>
    <style:style style:name="co13" style:family="table-column">
      <style:table-column-properties fo:break-before="auto" style:column-width="33.147cm" style:use-optimal-column-width="true"/>
    </style:style>
    <style:style style:name="co14" style:family="table-column">
      <style:table-column-properties fo:break-before="auto" style:column-width="3.15383333333333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50283333333333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0.846666666666667cm"/>
    </style:style>
    <style:style style:name="co19" style:family="table-column">
      <style:table-column-properties fo:break-before="auto" style:column-width="3.683cm"/>
    </style:style>
    <style:style style:name="co20" style:family="table-column">
      <style:table-column-properties fo:break-before="auto" style:column-width="0.8255cm"/>
    </style:style>
    <style:style style:name="co21" style:family="table-column">
      <style:table-column-properties fo:break-before="auto" style:column-width="3.15383333333333cm" style:use-optimal-column-width="true"/>
    </style:style>
    <style:style style:name="co22" style:family="table-column">
      <style:table-column-properties fo:break-before="auto" style:column-width="3.57716666666667cm" style:use-optimal-column-width="true"/>
    </style:style>
    <style:style style:name="co23" style:family="table-column">
      <style:table-column-properties fo:break-before="auto" style:column-width="3.683cm" style:use-optimal-column-width="true"/>
    </style:style>
    <style:style style:name="co24" style:family="table-column">
      <style:table-column-properties fo:break-before="auto" style:column-width="4.59316666666667cm" style:use-optimal-column-width="true"/>
    </style:style>
    <style:style style:name="co25" style:family="table-column">
      <style:table-column-properties fo:break-before="auto" style:column-width="4.16983333333333cm" style:use-optimal-column-width="true"/>
    </style:style>
    <style:style style:name="co26" style:family="table-column">
      <style:table-column-properties fo:break-before="auto" style:column-width="2.32833333333333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0.931333333333333cm"/>
    </style:style>
    <style:style style:name="co29" style:family="table-column">
      <style:table-column-properties fo:break-before="auto" style:column-width="2.24366666666667cm"/>
    </style:style>
    <style:style style:name="co30" style:family="table-column">
      <style:table-column-properties fo:break-before="auto" style:column-width="1.8415cm"/>
    </style:style>
    <style:style style:name="co31" style:family="table-column">
      <style:table-column-properties fo:break-before="auto" style:column-width="3.28083333333333cm" style:use-optimal-column-width="true"/>
    </style:style>
    <style:style style:name="co32" style:family="table-column">
      <style:table-column-properties fo:break-before="auto" style:column-width="1.73566666666667cm"/>
    </style:style>
    <style:style style:name="co33" style:family="table-column">
      <style:table-column-properties fo:break-before="auto" style:column-width="1.10066666666667cm"/>
    </style:style>
    <style:style style:name="co34" style:family="table-column">
      <style:table-column-properties fo:break-before="auto" style:column-width="1.62983333333333cm"/>
    </style:style>
    <style:style style:name="co35" style:family="table-column">
      <style:table-column-properties fo:break-before="auto" style:column-width="2.32833333333333cm" style:use-optimal-column-width="true"/>
    </style:style>
    <style:style style:name="co36" style:family="table-column">
      <style:table-column-properties fo:break-before="auto" style:column-width="1.714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778cm"/>
    </style:style>
    <style:style style:name="co39" style:family="table-column">
      <style:table-column-properties fo:break-before="auto" style:column-width="1.2065cm"/>
    </style:style>
    <style:style style:name="co40" style:family="table-column">
      <style:table-column-properties fo:break-before="auto" style:column-width="2.45533333333333cm" style:use-optimal-column-width="true"/>
    </style:style>
    <style:style style:name="co41" style:family="table-column">
      <style:table-column-properties fo:break-before="auto" style:column-width="1.9896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9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column table:style-name="co10" table:default-cell-style-name="ce22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number-columns-repeated="16370" table:default-cell-style-name="ce2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진행상태</text:p>
          </table:table-cell>
          <table:table-cell office:value-type="string" table:style-name="ce3">
            <text:p>성패</text:p>
          </table:table-cell>
          <table:table-cell office:value-type="string" table:style-name="ce3">
            <text:p>제목</text:p>
          </table:table-cell>
          <table:table-cell office:value-type="string" table:style-name="ce3">
            <text:p>작업_Title</text:p>
          </table:table-cell>
          <table:table-cell office:value-type="string" table:style-name="ce3">
            <text:p>시작일_Date</text:p>
          </table:table-cell>
          <table:table-cell office:value-type="string" table:style-name="ce3">
            <text:p>완료일</text:p>
          </table:table-cell>
          <table:table-cell office:value-type="string" table:style-name="ce3">
            <text:p>작업내용</text:p>
          </table:table-cell>
          <table:table-cell office:value-type="string" table:style-name="ce3">
            <text:p>비고</text:p>
          </table:table-cell>
          <table:table-cell table:style-name="ce4"/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67" table:style-name="ce6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-stg-com-d-0103-10.sg.hcloud.io</text:p>
          </table:table-cell>
          <table:table-cell office:value-type="string" table:style-name="ce5">
            <text:p>sg-stg-com-d-0103-10.sg.hcloud.io Memory Error log 발생</text:p>
          </table:table-cell>
          <table:table-cell office:value-type="date" office:date-value="2022-01-11T00:00:00" table:style-name="ce8">
            <text:p>2022-01-11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-LB02 interface error count 증가</text:p>
          </table:table-cell>
          <table:table-cell office:value-type="string" table:style-name="ce5">
            <text:p>SG-LB02 interface error 개선</text:p>
          </table:table-cell>
          <table:table-cell office:value-type="date" office:date-value="2022-01-18T00:00:00" table:style-name="ce8">
            <text:p>2022-01-18</text:p>
          </table:table-cell>
          <table:table-cell office:value-type="date" office:date-value="2022-01-19T00:00:00" table:style-name="ce8">
            <text:p>2022-01-19</text:p>
          </table:table-cell>
          <table:table-cell office:value-type="string" table:style-name="ce9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BM Zabbix</text:p>
          </table:table-cell>
          <table:table-cell office:value-type="string" table:style-name="ce5">
            <text:p>SG BM Zabbix 대상 서버 추가</text:p>
          </table:table-cell>
          <table:table-cell office:value-type="string" table:style-name="ce13">
            <text:p>2022-01-18~</text:p>
          </table:table-cell>
          <table:table-cell office:value-type="date" office:date-value="2022-01-24T00:00:00" table:style-name="ce8">
            <text:p>2022-01-24</text:p>
          </table:table-cell>
          <table:table-cell office:value-type="string" table:style-name="ce9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러시아 글로벌 회선 작업</text:p>
          </table:table-cell>
          <table:table-cell office:value-type="string" table:style-name="ce5">
            <text:p>한국 ↔ 러시아 글로벌 회선 장애 발생</text:p>
          </table:table-cell>
          <table:table-cell office:value-type="string" table:style-name="ce13">
            <text:p>2022.01.05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 IPMI 스크립트 오류</text:p>
          </table:table-cell>
          <table:table-cell office:value-type="string" table:style-name="ce5">
            <text:p>RU IPMI 스크립트 오류</text:p>
          </table:table-cell>
          <table:table-cell office:value-type="date" office:date-value="2022-01-01T00:00:00" table:style-name="ce8">
            <text:p>2022-01-01</text:p>
          </table:table-cell>
          <table:table-cell office:value-type="string" table:style-name="ce13">
            <text:p>2022.01.24</text:p>
          </table:table-cell>
          <table:table-cell office:value-type="string" table:style-name="ce5">
            <text:p>RU PRD deploy 서버(10.107.17.24)에 대해 RU IPMI Switch UDP 포트 623 허용하여 해결 됨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DR,PRD - FAS9000 스토리지 Battery 센서 오작동 (01/06 KST 2PM 업그레이드 완료)</text:p>
          </table:table-cell>
          <table:table-cell office:value-type="string" table:style-name="ce5">
            <text:p>DR,PRD - FAS9000 스토리지 BMC 업그레이드</text:p>
          </table:table-cell>
          <table:table-cell office:value-type="string" table:style-name="ce14">
            <text:p>2021.12.28</text:p>
            <text:p/>
            <text:p>2021.12.3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5">
            <text:p>=HYPERLINK("https://cody-ims.autoever.com/browse/NACLOUD-1115";"NACLOUD-1115 - 북미 클라우드 FAS9000 PRD,DR 스토리지 BMC 업데이트 필요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운영계 ctrl 3대,sdn 3대 완료</text:p>
          </table:table-cell>
          <table:table-cell office:value-type="string" table:style-name="ce9">
            <text:p>Dell iDRAC,BIOS 업그레이드 <text:s/>운영계 ctrl 3대,sdn 3대</text:p>
          </table:table-cell>
          <table:table-cell office:value-type="string" table:style-name="ce13">
            <text:p>2020년 9월~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5">
            <text:p>=HYPERLINK("https://cody-ims.autoever.com/browse/NACLOUD-1099";"NACLOUD-1099 - PRD_ctrl,sdn's iDrac/BIOS 업그레이드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603 Warning state</text:p>
          </table:table-cell>
          <table:table-cell office:value-type="string" table:style-name="ce5">
            <text:p>nacloudprdcomd603 Drive Error log 발생</text:p>
          </table:table-cell>
          <table:table-cell office:value-type="string" table:style-name="ce13">
            <text:p>2021.11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5">
            <text:p>=HYPERLINK("https://cody-ims.autoever.com/browse/NACLOUD-1077";"NACLOUD-1077 - nacloudprdcomd603 - SYSTEM HAS WARNING ISSUES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801 Critical state</text:p>
          </table:table-cell>
          <table:table-cell office:value-type="string" table:style-name="ce5">
            <text:p>nacloudprdcomd801 Hardware Error log 발생</text:p>
          </table:table-cell>
          <table:table-cell office:value-type="string" table:style-name="ce13">
            <text:p>2021.12.03</text:p>
          </table:table-cell>
          <table:table-cell office:value-type="string" table:style-name="ce13">
            <text:p>2022.01.05</text:p>
          </table:table-cell>
          <table:table-cell office:value-type="string" table:style-name="ce9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5">
            <text:p>=HYPERLINK("https://cody-ims.autoever.com/browse/NACLOUD-1083";"NACLOUD-1083 - nacloudprdcomd801 in Critical Stat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d406 Critical state</text:p>
          </table:table-cell>
          <table:table-cell office:value-type="string" table:style-name="ce5">
            <text:p>nacloudstgcomd406 Memory Error log 발생</text:p>
          </table:table-cell>
          <table:table-cell office:value-type="string" table:style-name="ce13">
            <text:p>2021.11.18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h312</text:p>
          </table:table-cell>
          <table:table-cell office:value-type="string" table:style-name="ce5">
            <text:p>nacloudstgcomh312 Memory Error log/Server reboot 발생</text:p>
          </table:table-cell>
          <table:table-cell office:value-type="date" office:date-value="2022-01-10T00:00:00" table:style-name="ce8">
            <text:p>2022-01-10</text:p>
          </table:table-cell>
          <table:table-cell office:value-type="string" table:style-name="ce13">
            <text:p>2022.01.24</text:p>
          </table:table-cell>
          <table:table-cell office:value-type="string" table:style-name="ce9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5">
            <text:p>=HYPERLINK("https://cody-ims.autoever.com/browse/NACLOUD-1128";"NACLOUD-1128 - nacloudstgcomh312.nacloud Host rebooteted due a memory iss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prdcomdr1403 리부팅</text:p>
          </table:table-cell>
          <table:table-cell office:value-type="string" table:style-name="ce5">
            <text:p>Multibit Memory 에러로 인한 재부팅</text:p>
          </table:table-cell>
          <table:table-cell office:value-type="date" office:date-value="2021-01-02T00:00:00" table:style-name="ce8">
            <text:p>2021-01-02</text:p>
          </table:table-cell>
          <table:table-cell office:value-type="date" office:date-value="2021-01-02T00:00:00" table:style-name="ce8">
            <text:p>2021-01-02</text:p>
          </table:table-cell>
          <table:table-cell office:value-type="string" table:style-name="ce9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5">
            <text:p>=HYPERLINK("https://cody-ims.autoever.com/browse/KRCLOUD-3998";"KRCLOUD-3998 - krcloudprdcomdr1403 - Memory issue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krecorprg01~04 장애 지원</text:p>
          </table:table-cell>
          <table:table-cell office:value-type="string" table:style-name="ce5">
            <text:p>VM생성, 용도변경, 자빅스 모니터링 등록</text:p>
          </table:table-cell>
          <table:table-cell office:value-type="date" office:date-value="2021-12-31T00:00:00" table:style-name="ce8">
            <text:p>2021-12-31</text:p>
          </table:table-cell>
          <table:table-cell office:value-type="date" office:date-value="2021-12-31T00:00:00" table:style-name="ce8">
            <text:p>2021-12-31</text:p>
          </table:table-cell>
          <table:table-cell office:value-type="string" table:style-name="ce9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9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Pivotal healthwatch 1번 VM 기동 불가</text:p>
          </table:table-cell>
          <table:table-cell office:value-type="string" table:style-name="ce5">
            <text:p>서버 reboot 이후 OS 볼륨 이상으로 정상기동 불가</text:p>
          </table:table-cell>
          <table:table-cell office:value-type="string" table:style-name="ce13">
            <text:p>2022-01-21~</text:p>
          </table:table-cell>
          <table:table-cell office:value-type="date" office:date-value="2022-01-26T00:00:00" table:style-name="ce8">
            <text:p>2022-01-26</text:p>
          </table:table-cell>
          <table:table-cell office:value-type="string" table:style-name="ce9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IPMI 점검 스크립트 사용 불가</text:p>
          </table:table-cell>
          <table:table-cell office:value-type="string" table:style-name="ce5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1-12T00:00:00" table:style-name="ce8">
            <text:p>2022-01-12</text:p>
          </table:table-cell>
          <table:table-cell office:value-type="string" table:style-name="ce9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Diagnostic test 완료 (Pass)</text:p>
          </table:table-cell>
          <table:table-cell office:value-type="string" table:style-name="ce5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5">
            <text:p>=HYPERLINK("https://cody-ims.autoever.com/browse/EUCLOUD-1113";"EUCLOUD-1113 - eucloudstgcomc05.eucloud ping failed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Diagnostic test 완료 (Pass)</text:p>
          </table:table-cell>
          <table:table-cell office:value-type="string" table:style-name="ce5">
            <text:p>검증계 EUCloudStgComc05 재부팅 발생</text:p>
          </table:table-cell>
          <table:table-cell office:value-type="date" office:date-value="2021-07-30T00:00:00" table:style-name="ce8">
            <text:p>2021-07-30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5">
            <text:p>=HYPERLINK("https://cody-ims.autoever.com/browse/EUCLOUD-1113";"EUCLOUD-1113 - eucloudstgcomc05.eucloud ping failed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stgcomc05.eucloud Re-location 완료</text:p>
          </table:table-cell>
          <table:table-cell office:value-type="string" table:style-name="ce5">
            <text:p>eucloudstgcomc18 → eucloudstgcomc05 라이브 마이그레이션</text:p>
          </table:table-cell>
          <table:table-cell office:value-type="date" office:date-value="2022-01-13T00:00:00" table:style-name="ce8">
            <text:p>2022-01-13</text:p>
          </table:table-cell>
          <table:table-cell office:value-type="date" office:date-value="2022-01-14T00:00:00" table:style-name="ce8">
            <text:p>2022-01-14</text:p>
          </table:table-cell>
          <table:table-cell office:value-type="string" table:style-name="ce9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검증계 cncloudstgcomc01 Error log 발생</text:p>
            <text:p/>
            <text:p>Storage Controller 에러 로그</text:p>
          </table:table-cell>
          <table:table-cell office:value-type="string" table:style-name="ce5">
            <text:p>cncloudstgcomc01.cntms Raid 카드 교체</text:p>
          </table:table-cell>
          <table:table-cell office:value-type="date" office:date-value="2021-06-11T00:00:00" table:style-name="ce8">
            <text:p>2021-06-11</text:p>
          </table:table-cell>
          <table:table-cell office:value-type="string" table:style-name="ce13">
            <text:p>2022.01.06</text:p>
          </table:table-cell>
          <table:table-cell office:value-type="string" table:style-name="ce9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FAS8200 SAS Disk Failed</text:p>
          </table:table-cell>
          <table:table-cell office:value-type="string" table:style-name="ce5">
            <text:p>CCS FAS8200 SAS Disk 교체</text:p>
          </table:table-cell>
          <table:table-cell office:value-type="date" office:date-value="2022-01-12T00:00:00" table:style-name="ce8">
            <text:p>2022-01-12</text:p>
          </table:table-cell>
          <table:table-cell office:value-type="date" office:date-value="2022-01-17T00:00:00" table:style-name="ce8">
            <text:p>2022-01-17</text:p>
          </table:table-cell>
          <table:table-cell office:value-type="string" table:style-name="ce5">
            <text:p>현지 엔지니어 방문하여, Disk 교체 완료 후 이테크시스템 모지석 차장이 원격으로 정상 작동 확인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etapp 메모리 파트 교체 진행 예정</text:p>
          </table:table-cell>
          <table:table-cell office:value-type="string" table:style-name="ce5">
            <text:p>NA_CLOUD_PRD_AFF800_01 AutoSupport Alert발생</text:p>
          </table:table-cell>
          <table:table-cell office:value-type="date" office:date-value="2022-02-08T00:00:00" table:style-name="ce8">
            <text:p>2022-02-08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IMM-11번 이슈로 인한 파트 교체</text:p>
            <text:p>PT Feb. 14 10PM / KST 2/15 오후3시 (완료)</text:p>
          </table:table-cell>
          <table:table-cell office:value-type="string" table:style-name="ce9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PrdBL-B 재부팅 발생</text:p>
          </table:table-cell>
          <table:table-cell office:value-type="string" table:style-name="ce5">
            <text:p>EUCloudPrdBL-B 재부팅 벤더사 문의</text:p>
          </table:table-cell>
          <table:table-cell office:value-type="date" office:date-value="2021-02-01T00:00:00" table:style-name="ce8">
            <text:p>2021-02-01</text:p>
          </table:table-cell>
          <table:table-cell office:value-type="date" office:date-value="2021-02-14T00:00:00" table:style-name="ce8">
            <text:p>2021-02-14</text:p>
          </table:table-cell>
          <table:table-cell office:value-type="string" table:style-name="ce9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9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TMS-FW HA Failure발생</text:p>
          </table:table-cell>
          <table:table-cell office:value-type="string" table:style-name="ce5">
            <text:p>EUTMS-FW HA Failure발생으로 HA재가동으로 정상화</text:p>
          </table:table-cell>
          <table:table-cell office:value-type="date" office:date-value="2022-02-14T00:00:00" table:style-name="ce8">
            <text:p>2022-02-14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9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BM Zabbix</text:p>
          </table:table-cell>
          <table:table-cell office:value-type="string" table:style-name="ce5">
            <text:p>일부 아이템 수집데이터 누락 발생</text:p>
          </table:table-cell>
          <table:table-cell office:value-type="date" office:date-value="2021-11-15T00:00:00" table:style-name="ce8">
            <text:p>2021-11-15</text:p>
          </table:table-cell>
          <table:table-cell office:value-type="date" office:date-value="2022-02-14T00:00:00" table:style-name="ce8">
            <text:p>2022-02-14</text:p>
          </table:table-cell>
          <table:table-cell office:value-type="string" table:style-name="ce9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9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DB CPU steal time 발생</text:p>
          </table:table-cell>
          <table:table-cell office:value-type="string" table:style-name="ce5">
            <text:p>CPU증설 후 steal time 발생</text:p>
          </table:table-cell>
          <table:table-cell office:value-type="date" office:date-value="2022-02-02T00:00:00" table:style-name="ce8">
            <text:p>2022-02-02</text:p>
          </table:table-cell>
          <table:table-cell office:value-type="date" office:date-value="2022-02-15T00:00:00" table:style-name="ce8">
            <text:p>2022-02-15</text:p>
          </table:table-cell>
          <table:table-cell office:value-type="string" table:style-name="ce9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9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prdcomd307.eucloud</text:p>
          </table:table-cell>
          <table:table-cell office:value-type="string" table:style-name="ce5">
            <text:p>eucloudprdcomd307.eucloud rebooted</text:p>
          </table:table-cell>
          <table:table-cell office:value-type="date" office:date-value="2022-02-18T00:00:00" table:style-name="ce8">
            <text:p>2022-02-18</text:p>
          </table:table-cell>
          <table:table-cell office:value-type="date" office:date-value="2022-02-18T00:00:00" table:style-name="ce8">
            <text:p>2022-02-18</text:p>
          </table:table-cell>
          <table:table-cell office:value-type="string" table:style-name="ce9">
            <text:p>cpu resting error ,crash log ladvd enabled <text:s/>,Disable ladvd</text:p>
          </table:table-cell>
          <table:table-cell office:value-type="string" table:style-name="ce9">
            <text:p>=HYPERLINK("https://cody-ims.autoever.com/browse/EUCLOUD-1811";"EUCLOUD-1811 - eucloudprdcomd307.eucloud rebooted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2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방화벽 서비스 장애</text:p>
          </table:table-cell>
          <table:table-cell office:value-type="string" table:style-name="ce5">
            <text:p>EU FW-A, FW-B 리소스 부족</text:p>
          </table:table-cell>
          <table:table-cell office:value-type="date" office:date-value="2022-02-11T00:00:00" table:style-name="ce8">
            <text:p>2022-02-11</text:p>
          </table:table-cell>
          <table:table-cell office:value-type="date" office:date-value="2022-02-21T00:00:00" table:style-name="ce8">
            <text:p>2022-02-21</text:p>
          </table:table-cell>
          <table:table-cell office:value-type="string" table:style-name="ce9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IPMI 점검 스크립트 사용 불가</text:p>
          </table:table-cell>
          <table:table-cell office:value-type="string" table:style-name="ce5">
            <text:p>IPMI 점검 스크립트 불가능 개선</text:p>
          </table:table-cell>
          <table:table-cell office:value-type="date" office:date-value="2022-01-01T00:00:00" table:style-name="ce8">
            <text:p>2022-01-01</text:p>
          </table:table-cell>
          <table:table-cell office:value-type="date" office:date-value="2022-03-01T00:00:00" table:style-name="ce8">
            <text:p>2022-03-01</text:p>
          </table:table-cell>
          <table:table-cell office:value-type="string" table:style-name="ce9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5">
            <text:p>이시형 매니저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STG Zabbix agent 설치 및 연동</text:p>
          </table:table-cell>
          <table:table-cell office:value-type="string" table:style-name="ce5">
            <text:p>SG STG Zabbix 구성 후 Agent 연동</text:p>
          </table:table-cell>
          <table:table-cell office:value-type="date" office:date-value="2022-03-10T00:00:00" table:style-name="ce8">
            <text:p>2022-03-10</text:p>
          </table:table-cell>
          <table:table-cell office:value-type="date" office:date-value="2022-03-15T00:00:00" table:style-name="ce8">
            <text:p>2022-03-15</text:p>
          </table:table-cell>
          <table:table-cell office:value-type="string" table:style-name="ce9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9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 FW Commit 실패</text:p>
          </table:table-cell>
          <table:table-cell office:value-type="string" table:style-name="ce5">
            <text:p>정책 추가 후 Commit 시 실패</text:p>
          </table:table-cell>
          <table:table-cell office:value-type="date" office:date-value="2021-11-12T00:00:00" table:style-name="ce8">
            <text:p>2021-11-12</text:p>
          </table:table-cell>
          <table:table-cell office:value-type="date" office:date-value="2022-03-17T00:00:00" table:style-name="ce8">
            <text:p>2022-03-17</text:p>
          </table:table-cell>
          <table:table-cell office:value-type="string" table:style-name="ce9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9">
            <text:p>=HYPERLINK("https://cody-ims.autoever.com/browse/RUCLOUD-522";"RUCLOUD-522 - RUCLOUD FW PRD/STG Commit Fail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x → 9.1.12</text:p>
          </table:table-cell>
          <table:table-cell office:value-type="date" office:date-value="2022-02-09T00:00:00" table:style-name="ce8">
            <text:p>2022-02-09</text:p>
          </table:table-cell>
          <table:table-cell office:value-type="string" table:style-name="ce14">
            <text:p>(완료) NA STG - KST 2/16 3PM</text:p>
            <text:p/>
            <text:p>(완료) NA PRD - KST 2/24 3PM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lcomd02 Fan issues</text:p>
          </table:table-cell>
          <table:table-cell office:value-type="string" table:style-name="ce5">
            <text:p>nacloudstglcomd02 fan replacement schedule</text:p>
          </table:table-cell>
          <table:table-cell office:value-type="date" office:date-value="2022-02-24T00:00:00" table:style-name="ce8">
            <text:p>2022-02-24</text:p>
          </table:table-cell>
          <table:table-cell office:value-type="date" office:date-value="2022-03-04T00:00:00" table:style-name="ce8">
            <text:p>2022-03-04</text:p>
          </table:table-cell>
          <table:table-cell office:value-type="string" table:style-name="ce9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5">
            <text:p>Ahmed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운영계 Dell 서버</text:p>
            <text:p/>
            <text:p>iDRAC v4.22.0.0버전 업그레이드</text:p>
          </table:table-cell>
          <table:table-cell office:value-type="string" table:style-name="ce9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13">
            <text:p>2020년 9월</text:p>
          </table:table-cell>
          <table:table-cell office:value-type="date" office:date-value="2022-03-23T00:00:00" table:style-name="ce8">
            <text:p>2022-03-23</text:p>
          </table:table-cell>
          <table:table-cell office:value-type="string" table:style-name="ce9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9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512 물리서버 다운 상태</text:p>
          </table:table-cell>
          <table:table-cell office:value-type="string" table:style-name="ce5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5">
            <text:p>=HYPERLINK("https://cody-ims.autoever.com/browse/NACLOUD-1229";"NACLOUD-1229 - nacloudprdcomd512 got ping fail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방화벽 교체</text:p>
          </table:table-cell>
          <table:table-cell office:value-type="string" table:style-name="ce5">
            <text:p>EU Cisco Firepower 2130장비 교체</text:p>
          </table:table-cell>
          <table:table-cell office:value-type="date" office:date-value="2022-02-21T00:00:00" table:style-name="ce8">
            <text:p>2022-02-21</text:p>
          </table:table-cell>
          <table:table-cell office:value-type="date" office:date-value="2022-03-02T00:00:00" table:style-name="ce8">
            <text:p>2022-03-02</text:p>
          </table:table-cell>
          <table:table-cell office:value-type="string" table:style-name="ce9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5">
            <text:p>우전성 매니저, 정종인 매니저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팔로알토 방화벽8.1.x 버전 EOS</text:p>
          </table:table-cell>
          <table:table-cell office:value-type="string" table:style-name="ce9">
            <text:p>Paloalto FW OS 업그레이드</text:p>
            <text:p/>
            <text:p>8.1.18 → 9.1.12</text:p>
          </table:table-cell>
          <table:table-cell office:value-type="date" office:date-value="2022-03-03T00:00:00" table:style-name="ce8">
            <text:p>2022-03-03</text:p>
          </table:table-cell>
          <table:table-cell office:value-type="string" table:style-name="ce1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9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9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3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중국 검증계 k8s etcd 이슈</text:p>
          </table:table-cell>
          <table:table-cell office:value-type="string" table:style-name="ce5">
            <text:p>중국 검증계 rancher 서버 비정상 동작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3-10T00:00:00" table:style-name="ce8">
            <text:p>2022-03-10</text:p>
          </table:table-cell>
          <table:table-cell office:value-type="string" table:style-name="ce9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9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 STG CPU Feature 이슈</text:p>
          </table:table-cell>
          <table:table-cell office:value-type="string" table:style-name="ce5">
            <text:p>신규 도입 호스트 라이브마이그레이션 불가</text:p>
          </table:table-cell>
          <table:table-cell office:value-type="date" office:date-value="2022-02-28T00:00:00" table:style-name="ce8">
            <text:p>2022-02-28</text:p>
          </table:table-cell>
          <table:table-cell table:style-name="ce13"/>
          <table:table-cell office:value-type="string" table:style-name="ce9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9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etApp Disk Fail</text:p>
          </table:table-cell>
          <table:table-cell office:value-type="string" table:style-name="ce5">
            <text:p>NetApp - sg-prd-storage-n-0201 스토리지에 SSD 1개가 Fault</text:p>
          </table:table-cell>
          <table:table-cell office:value-type="date" office:date-value="2022-04-04T00:00:00" table:style-name="ce8">
            <text:p>2022-04-04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9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5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5">
            <text:p>팔로알토 방화벽 OS 업그레이드</text:p>
          </table:table-cell>
          <table:table-cell office:value-type="string" table:style-name="ce13">
            <text:p>2022/02/09 ~</text:p>
          </table:table-cell>
          <table:table-cell office:value-type="string" table:style-name="ce14">
            <text:p>2022/03/29 RU STG 완료</text:p>
            <text:p>2022/04/07 RU PRD 완료</text:p>
          </table:table-cell>
          <table:table-cell office:value-type="string" table:style-name="ce9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9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prdcomd512 물리서버 다운 상태</text:p>
          </table:table-cell>
          <table:table-cell office:value-type="string" table:style-name="ce5">
            <text:p>nacloudprdcomd512</text:p>
          </table:table-cell>
          <table:table-cell office:value-type="date" office:date-value="2022-02-27T00:00:00" table:style-name="ce8">
            <text:p>2022-02-27</text:p>
          </table:table-cell>
          <table:table-cell office:value-type="date" office:date-value="2022-03-26T00:00:00" table:style-name="ce8">
            <text:p>2022-03-26</text:p>
          </table:table-cell>
          <table:table-cell office:value-type="string" table:style-name="ce9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5">
            <text:p>=HYPERLINK("https://cody-ims.autoever.com/browse/NACLOUD-1229";"NACLOUD-1229 - nacloudprdcomd512 got ping fail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 STG A10 Pool count limit</text:p>
          </table:table-cell>
          <table:table-cell office:value-type="string" table:style-name="ce5">
            <text:p>NA STG A10 Pool count limit</text:p>
          </table:table-cell>
          <table:table-cell office:value-type="date" office:date-value="2022-03-24T00:00:00" table:style-name="ce15">
            <text:p>03월 24일</text:p>
          </table:table-cell>
          <table:table-cell office:value-type="date" office:date-value="2022-04-05T00:00:00" table:style-name="ce8">
            <text:p>2022-04-05</text:p>
          </table:table-cell>
          <table:table-cell office:value-type="string" table:style-name="ce9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9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/STG INT Network IP shortage</text:p>
          </table:table-cell>
          <table:table-cell office:value-type="string" table:style-name="ce5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/STG INT Network IP shortage</text:p>
          </table:table-cell>
          <table:table-cell office:value-type="string" table:style-name="ce5">
            <text:p>CCS PRD/STG INT Network 추가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14">
            <text:p>2022/04/13 STG</text:p>
            <text:p/>
            <text:p>2022/04/15 PRD</text:p>
          </table:table-cell>
          <table:table-cell office:value-type="string" table:style-name="ce9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9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서비스허브 노드 내 filebeat 이슈</text:p>
          </table:table-cell>
          <table:table-cell office:value-type="string" table:style-name="ce5">
            <text:p>disk 사용률 급증문제 해소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5">
            <text:p>=HYPERLINK("https://cody-ims.autoever.com/browse/KRCLOUD-4764";"KRCLOUD-4764 - 상암 SVCHUB 운영계 클러스터 디스크 사용량 확인 요청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상암 → 의왕 통신 일시 장애</text:p>
          </table:table-cell>
          <table:table-cell office:value-type="string" table:style-name="ce5">
            <text:p>상암 → 의왕 통신에 필요한 SNAT IP 추가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6T00:00:00" table:style-name="ce8">
            <text:p>2022-04-26</text:p>
          </table:table-cell>
          <table:table-cell office:value-type="string" table:style-name="ce9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MCP, GIS 서비스 장애 발생</text:p>
          </table:table-cell>
          <table:table-cell office:value-type="string" table:style-name="ce5">
            <text:p>EU GIS, MCP서비스 간헐적 장애 발생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07T00:00:00" table:style-name="ce8">
            <text:p>2022-04-07</text:p>
          </table:table-cell>
          <table:table-cell office:value-type="string" table:style-name="ce9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5">
            <text:p>우전성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EU 방화벽 OS 업그레이드</text:p>
            <text:p>(version. 7.0.1.1)</text:p>
          </table:table-cell>
          <table:table-cell office:value-type="string" table:style-name="ce9">
            <text:p>EU 방화벽 모니터링 수집을 위한 OS업그레이드</text:p>
            <text:p>( version 6.6.5 =&gt; 7.0.1.1 )</text:p>
          </table:table-cell>
          <table:table-cell office:value-type="string" table:style-name="ce13">
            <text:p>2022/04/08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5">
            <text:p>=HYPERLINK("https://cody-ims.autoever.com/browse/EUCLOUD-2059";"EUCLOUD-2059 - EU FW OS Upgrade 6.6.5 to 7.0.1.1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방화벽 SF Health Monitor Alert 발생</text:p>
          </table:table-cell>
          <table:table-cell office:value-type="string" table:style-name="ce5">
            <text:p>EU 방화벽 SF Health Monitor Alert 발생</text:p>
          </table:table-cell>
          <table:table-cell office:value-type="string" table:style-name="ce13">
            <text:p>2022/02/09~</text:p>
          </table:table-cell>
          <table:table-cell office:value-type="date" office:date-value="2022-04-21T00:00:00" table:style-name="ce15">
            <text:p>04월 21일</text:p>
          </table:table-cell>
          <table:table-cell office:value-type="string" table:style-name="ce9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9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CS PRD INT Network 생성불가</text:p>
          </table:table-cell>
          <table:table-cell office:value-type="string" table:style-name="ce5">
            <text:p>CCS PRD INT Network 추가</text:p>
          </table:table-cell>
          <table:table-cell office:value-type="date" office:date-value="2022-03-04T00:00:00" table:style-name="ce8">
            <text:p>2022-03-04</text:p>
          </table:table-cell>
          <table:table-cell office:value-type="date" office:date-value="2022-04-08T00:00:00" table:style-name="ce8">
            <text:p>2022-04-08</text:p>
          </table:table-cell>
          <table:table-cell office:value-type="string" table:style-name="ce9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9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4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ompleted</text:p>
          </table:table-cell>
          <table:table-cell office:value-type="string" table:style-name="ce5">
            <text:p>CN Netapp OS 9.5 to 9.7P18 version</text:p>
          </table:table-cell>
          <table:table-cell office:value-type="date" office:date-value="2022-02-28T00:00:00" table:style-name="ce8">
            <text:p>2022-02-28</text:p>
          </table:table-cell>
          <table:table-cell office:value-type="date" office:date-value="2022-04-19T00:00:00" table:style-name="ce8">
            <text:p>2022-04-19</text:p>
          </table:table-cell>
          <table:table-cell office:value-type="string" table:style-name="ce9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5">
            <text:p>=HYPERLINK("https://cody-ims.autoever.com/browse/CNCLOUD-1832";"CNCLOUD-1832 - CN Netapp OS 9.5 to 9.7P18 version Upgrade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Sgcloud Admin서버 3대 Raid 재구성</text:p>
          </table:table-cell>
          <table:table-cell office:value-type="string" table:style-name="ce5">
            <text:p>Sgcloud Admin서버 3대 Raid 재구성 (디스크 확장)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4-28T00:00:00" table:style-name="ce8">
            <text:p>2022-04-28</text:p>
          </table:table-cell>
          <table:table-cell office:value-type="string" table:style-name="ce9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9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호주 운영계 DB HB네트워크 구성</text:p>
          </table:table-cell>
          <table:table-cell office:value-type="string" table:style-name="ce5">
            <text:p>AU PRD DB HB네트워크 구성</text:p>
          </table:table-cell>
          <table:table-cell office:value-type="date" office:date-value="2022-04-11T00:00:00" table:style-name="ce8">
            <text:p>2022-04-11</text:p>
          </table:table-cell>
          <table:table-cell office:value-type="date" office:date-value="2022-05-11T00:00:00" table:style-name="ce8">
            <text:p>2022-05-11</text:p>
          </table:table-cell>
          <table:table-cell office:value-type="string" table:style-name="ce9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5">
            <text:p>우전성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=HYPERLINK("http://sg-prd-com-d-0205-14.sg.hcloud.io/";"sg-prd-com-d-0205-14.sg.hcloud.io - System status is in critical state")</text:p>
          </table:table-cell>
          <table:table-cell office:value-type="string" table:style-name="ce5">
            <text:p>Memory 알람 발생으로 RMA</text:p>
          </table:table-cell>
          <table:table-cell office:value-type="date" office:date-value="2022-05-06T00:00:00" table:style-name="ce8">
            <text:p>2022-05-06</text:p>
          </table:table-cell>
          <table:table-cell office:value-type="date" office:date-value="2022-05-20T00:00:00" table:style-name="ce8">
            <text:p>2022-05-20</text:p>
          </table:table-cell>
          <table:table-cell office:value-type="string" table:style-name="ce9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Faulty 디스크 교체</text:p>
          </table:table-cell>
          <table:table-cell office:value-type="string" table:style-name="ce5">
            <text:p>nacloudbackup01 디스크 폴트</text:p>
          </table:table-cell>
          <table:table-cell office:value-type="date" office:date-value="2022-04-25T00:00:00" table:style-name="ce8">
            <text:p>2022-04-25</text:p>
          </table:table-cell>
          <table:table-cell office:value-type="date" office:date-value="2022-04-29T00:00:00" table:style-name="ce8">
            <text:p>2022-04-29</text:p>
          </table:table-cell>
          <table:table-cell office:value-type="string" table:style-name="ce9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5">
            <text:p>=HYPERLINK("https://cody-ims.autoever.com/browse/NACLOUD-1355";"NACLOUD-1355 - Alerts for Appliance nacloudbackup01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5">
            <text:p>nacloudstgcomd315 마더보드 교체</text:p>
          </table:table-cell>
          <table:table-cell office:value-type="date" office:date-value="2022-04-22T00:00:00" table:style-name="ce15">
            <text:p>04월 22일</text:p>
          </table:table-cell>
          <table:table-cell office:value-type="date" office:date-value="2022-05-11T00:00:00" table:style-name="ce15">
            <text:p>05월 11일</text:p>
          </table:table-cell>
          <table:table-cell office:value-type="string" table:style-name="ce9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5">
            <text:p>=HYPERLINK("https://cody-ims.autoever.com/browse/NACLOUD-1346";"NACLOUD-1346 - nacloudstgcomd315 nacloudstgcomd315: Unavailable by ICMP ping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stgcomd314 nic1 port 2 down</text:p>
          </table:table-cell>
          <table:table-cell office:value-type="string" table:style-name="ce5">
            <text:p>nacloudstgcomd314 nic1 port 2 down (NA_Cloud_STG_SL_01 Ethernet 44) down</text:p>
          </table:table-cell>
          <table:table-cell office:value-type="date" office:date-value="2022-05-17T00:00:00" table:style-name="ce8">
            <text:p>2022-05-17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Requesting HAEA to physically check the cable.</text:p>
            <text:p/>
            <text:p>Cable was replaced by HAEA(Sean)</text:p>
          </table:table-cell>
          <table:table-cell office:value-type="string" table:style-name="ce5">
            <text:p>=HYPERLINK("https://cody-ims.autoever.com/browse/NACLOUD-1399";"NACLOUD-1399 - nacloudstgcomd314 SV port 2 status is down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 CPU Temperature 70°C 이상 상승</text:p>
          </table:table-cell>
          <table:table-cell office:value-type="string" table:style-name="ce5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 CPU Temperature 70°C 이상 상승</text:p>
          </table:table-cell>
          <table:table-cell office:value-type="string" table:style-name="ce5">
            <text:p>CPU Temperature 70°C 이상 상승</text:p>
          </table:table-cell>
          <table:table-cell office:value-type="date" office:date-value="2022-05-18T00:00:00" table:style-name="ce8">
            <text:p>2022-05-18</text:p>
          </table:table-cell>
          <table:table-cell office:value-type="date" office:date-value="2022-05-26T00:00:00" table:style-name="ce8">
            <text:p>2022-05-26</text:p>
          </table:table-cell>
          <table:table-cell office:value-type="string" table:style-name="ce9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PDU Power setting on RACK 17</text:p>
          </table:table-cell>
          <table:table-cell office:value-type="string" table:style-name="ce5">
            <text:p>Change the setting on DELL Servers on Rack ROW17</text:p>
          </table:table-cell>
          <table:table-cell office:value-type="date" office:date-value="2022-05-24T00:00:00" table:style-name="ce8">
            <text:p>2022-05-24</text:p>
          </table:table-cell>
          <table:table-cell office:value-type="date" office:date-value="2022-05-18T00:00:00" table:style-name="ce8">
            <text:p>2022-05-18</text:p>
          </table:table-cell>
          <table:table-cell office:value-type="string" table:style-name="ce9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서비스허브 노드 내 filebeat 이슈</text:p>
          </table:table-cell>
          <table:table-cell office:value-type="string" table:style-name="ce5">
            <text:p>서비스허브 노드 내 filebeat 이슈</text:p>
          </table:table-cell>
          <table:table-cell office:value-type="date" office:date-value="2022-04-27T00:00:00" table:style-name="ce8">
            <text:p>2022-04-27</text:p>
          </table:table-cell>
          <table:table-cell office:value-type="date" office:date-value="2022-04-27T00:00:00" table:style-name="ce8">
            <text:p>2022-04-27</text:p>
          </table:table-cell>
          <table:table-cell office:value-type="string" table:style-name="ce9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I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CloudPrdSP-A/B interlink is Down(ethernet 64)</text:p>
          </table:table-cell>
          <table:table-cell office:value-type="string" table:style-name="ce5">
            <text:p>NCloudPrdSP-A/B interlink ethernet 64 down</text:p>
          </table:table-cell>
          <table:table-cell office:value-type="date" office:date-value="2022-05-17T00:00:00" table:style-name="ce8">
            <text:p>2022-05-17</text:p>
          </table:table-cell>
          <table:table-cell table:style-name="ce13"/>
          <table:table-cell office:value-type="string" table:style-name="ce9">
            <text:p>- ethernet 64 of both NCloudPrdSP-A/B is down , Opened RMA.</text:p>
            <text:p/>
            <text:p><text:s/>New SFP was sent and replaced the faulty one.</text:p>
          </table:table-cell>
          <table:table-cell table:style-name="ce5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(완료) DB Safer 이관</text:p>
          </table:table-cell>
          <table:table-cell office:value-type="string" table:style-name="ce5">
            <text:p>DB Safer 이관</text:p>
          </table:table-cell>
          <table:table-cell office:value-type="date" office:date-value="2022-04-06T00:00:00" table:style-name="ce8">
            <text:p>2022-04-06</text:p>
          </table:table-cell>
          <table:table-cell office:value-type="date" office:date-value="2022-04-30T00:00:00" table:style-name="ce8">
            <text:p>2022-04-30</text:p>
          </table:table-cell>
          <table:table-cell office:value-type="string" table:style-name="ce9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5"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5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 PRD Storage(netapp FAS8200 장비) Disk 1EA Fault</text:p>
          </table:table-cell>
          <table:table-cell office:value-type="string" table:style-name="ce5">
            <text:p>CN PRD Storage(netapp FAS8200 장비) 1EA Faulty 디스크 교체</text:p>
          </table:table-cell>
          <table:table-cell office:value-type="date" office:date-value="2022-05-01T00:00:00" table:style-name="ce8">
            <text:p>2022-05-01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9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 Canada Migration to Car Cloud(Dev Env)</text:p>
          </table:table-cell>
          <table:table-cell office:value-type="string" table:style-name="ce5">
            <text:p>Both Bluelink, Gen and kiaconnect dev are migrated from AT&amp;T data Center to Car Cloud .</text:p>
          </table:table-cell>
          <table:table-cell office:value-type="date" office:date-value="2022-04-01T00:00:00" table:style-name="ce8">
            <text:p>2022-04-01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5">
            <text:p>=HYPERLINK("https://cody-ims.autoever.com/browse/NACLOUD-1432";"NACLOUD-1432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9">
            <text:p>Completed /</text:p>
            <text:p>EU FW FMC disk usage critical alert</text:p>
          </table:table-cell>
          <table:table-cell office:value-type="string" table:style-name="ce9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8">
            <text:p>2022-05-23</text:p>
          </table:table-cell>
          <table:table-cell office:value-type="date" office:date-value="2022-05-23T00:00:00" table:style-name="ce8">
            <text:p>2022-05-23</text:p>
          </table:table-cell>
          <table:table-cell office:value-type="string" table:style-name="ce9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5">
            <text:p>=HYPERLINK("https://cody-ims.autoever.com/browse/EUCLOUD-2285";"EUCLOUD-2285 - EU FW FMC disk usage critical alert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Process Status 알람 발생</text:p>
          </table:table-cell>
          <table:table-cell office:value-type="string" table:style-name="ce5">
            <text:p>데이터 상관 장치 프로세스 에러 발생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FMC 모니터링 이슈</text:p>
          </table:table-cell>
          <table:table-cell office:value-type="string" table:style-name="ce5">
            <text:p>SYSLOG 수신 불가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9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 Cisco Firewall 트래픽 실시간 모니터링 불가 이슈</text:p>
          </table:table-cell>
          <table:table-cell office:value-type="string" table:style-name="ce5">
            <text:p>트래픽 인입 모니터링 페이지 비정상 작동</text:p>
          </table:table-cell>
          <table:table-cell office:value-type="date" office:date-value="2022-05-19T00:00:00" table:style-name="ce8">
            <text:p>2022-05-19</text:p>
          </table:table-cell>
          <table:table-cell office:value-type="date" office:date-value="2022-06-08T00:00:00" table:style-name="ce8">
            <text:p>2022-06-08</text:p>
          </table:table-cell>
          <table:table-cell office:value-type="string" table:style-name="ce9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5">
            <text:p>=HYPERLINK("https://cody-ims.autoever.com/browse/EUCLOUD-2285";"EUCLOUD-2285 - EU FW FMC disk usage critical alert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FMC 서버 Disk Usage Full 이슈</text:p>
          </table:table-cell>
          <table:table-cell office:value-type="string" table:style-name="ce5">
            <text:p>Disk 사용량 100% 발생</text:p>
          </table:table-cell>
          <table:table-cell office:value-type="date" office:date-value="2022-06-10T00:00:00" table:style-name="ce8">
            <text:p>2022-06-10</text:p>
          </table:table-cell>
          <table:table-cell office:value-type="date" office:date-value="2022-06-11T00:00:00" table:style-name="ce8">
            <text:p>2022-06-11</text:p>
          </table:table-cell>
          <table:table-cell office:value-type="string" table:style-name="ce9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5">
            <text:p>=HYPERLINK("https://cody-ims.autoever.com/browse/EUCLOUD-2369";"EUCLOUD-2369 - EU FW FMC disk usage critical alert 진행중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중국 CCS FAS8200 스토리지 Disk Fault</text:p>
          </table:table-cell>
          <table:table-cell office:value-type="string" table:style-name="ce5">
            <text:p>중국 CCS FAS8200 스토리지 faulty Disk 교체</text:p>
          </table:table-cell>
          <table:table-cell office:value-type="date" office:date-value="2022-05-02T00:00:00" table:style-name="ce8">
            <text:p>2022-05-02</text:p>
          </table:table-cell>
          <table:table-cell office:value-type="date" office:date-value="2022-05-06T00:00:00" table:style-name="ce8">
            <text:p>2022-05-06</text:p>
          </table:table-cell>
          <table:table-cell office:value-type="string" table:style-name="ce9">
            <text:p>중국 CCS FAS8200 스토리지 Disk Fault발생</text:p>
            <text:p>(완료) 중국 CCS FAS8200 스토리지 faulty Disk 교체</text:p>
          </table:table-cell>
          <table:table-cell office:value-type="string" table:style-name="ce5">
            <text:p>=HYPERLINK("https://cody-ims.autoever.com/browse/CNCLOUD-2002";"CNCLOUD-2002 - 중국 CCS FAS8200 스토리지 Disk Fault 발생 완료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실패</text:p>
          </table:table-cell>
          <table:table-cell office:value-type="string" table:style-name="ce12">
            <text:p>STG Memory 자원 증설 필요</text:p>
          </table:table-cell>
          <table:table-cell office:value-type="string" table:style-name="ce12">
            <text:p>CN STG VM 생성</text:p>
          </table:table-cell>
          <table:table-cell office:value-type="date" office:date-value="2022-01-04T00:00:00" table:style-name="ce16">
            <text:p>2022-01-04</text:p>
          </table:table-cell>
          <table:table-cell table:style-name="ce17"/>
          <table:table-cell office:value-type="string" table:style-name="ce18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18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실패</text:p>
          </table:table-cell>
          <table:table-cell office:value-type="string" table:style-name="ce18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12">
            <text:p>중국 CCS 운영계 Gen SSD 스토리지 증설 필요</text:p>
          </table:table-cell>
          <table:table-cell office:value-type="date" office:date-value="2022-04-16T00:00:00" table:style-name="ce16">
            <text:p>2022-04-16</text:p>
          </table:table-cell>
          <table:table-cell table:style-name="ce17"/>
          <table:table-cell office:value-type="string" table:style-name="ce18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12"/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내수 신검증계 Netapp 스토리지 사용량 증가</text:p>
          </table:table-cell>
          <table:table-cell office:value-type="string" table:style-name="ce12">
            <text:p>KRCloudStgNetapp_NVME Free Size on aggr_node01_NVMe_data less than 10%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5">
            <text:p>=HYPERLINK("https://cody-ims.autoever.com/browse/KRCLOUD-5028";"KRCLOUD-5028 - ccskrrprgdbp02.krcloud db connect 체크 OPEN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9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SG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 (1센터)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 (2센터)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office:value-type="date" office:date-value="2022-06-16T00:00:00" table:style-name="ce8">
            <text:p>2022-06-16</text:p>
          </table:table-cell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9">
            <text:p>Not Proceed / WAF 도입 구성 변경</text:p>
          </table:table-cell>
          <table:table-cell office:value-type="string" table:style-name="ce5">
            <text:p>CN CCS WAF 도입 구성 요청</text:p>
          </table:table-cell>
          <table:table-cell office:value-type="date" office:date-value="2022-03-18T00:00:00" table:style-name="ce8">
            <text:p>2022-03-18</text:p>
          </table:table-cell>
          <table:table-cell office:value-type="string" table:style-name="ce13">
            <text:p>Not Completed</text:p>
          </table:table-cell>
          <table:table-cell office:value-type="string" table:style-name="ce9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5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쿠버네티스 플랫폼 모니터링 구성</text:p>
          </table:table-cell>
          <table:table-cell office:value-type="string" table:style-name="ce5">
            <text:p>프로메테우스 설치, 그라파나 연동</text:p>
          </table:table-cell>
          <table:table-cell office:value-type="string" table:style-name="ce13">
            <text:p>2022/05/16 ~</text:p>
          </table:table-cell>
          <table:table-cell table:style-name="ce13"/>
          <table:table-cell office:value-type="string" table:style-name="ce9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9">
            <text:p>김의현</text:p>
            <text:p/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음성처리시스템 메모리 증설</text:p>
          </table:table-cell>
          <table:table-cell office:value-type="string" table:style-name="ce5">
            <text:p>음성처리시스템 메모리 증설</text:p>
          </table:table-cell>
          <table:table-cell office:value-type="string" table:style-name="ce13">
            <text:p>2022/05/17~18</text:p>
          </table:table-cell>
          <table:table-cell table:style-name="ce13"/>
          <table:table-cell office:value-type="string" table:style-name="ce9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9">
            <text:p>우전성, 정종인, 심명보 매니저</text:p>
            <text:p/>
            <text:p>박재민 연구원(현대차),박수현 책임(오토에버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PaaS포탈 Vm생성 이슈</text:p>
          </table:table-cell>
          <table:table-cell office:value-type="string" table:style-name="ce5">
            <text:p>PaaS포탈 Vm생성 이슈</text:p>
          </table:table-cell>
          <table:table-cell office:value-type="date" office:date-value="2022-05-24T00:00:00" table:style-name="ce8">
            <text:p>2022-05-24</text:p>
          </table:table-cell>
          <table:table-cell table:style-name="ce13"/>
          <table:table-cell office:value-type="string" table:style-name="ce9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5">
            <text:p>우전성, 장재봉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5">
            <text:p>NAS볼륨 확장</text:p>
          </table:table-cell>
          <table:table-cell office:value-type="string" table:style-name="ce5">
            <text:p>서비스허브 gen3 서비스 장애</text:p>
          </table:table-cell>
          <table:table-cell office:value-type="date" office:date-value="2022-04-26T00:00:00" table:style-name="ce8">
            <text:p>2022-04-26</text:p>
          </table:table-cell>
          <table:table-cell table:style-name="ce13"/>
          <table:table-cell office:value-type="string" table:style-name="ce9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5">
            <text:p>정종인, 장재봉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PRD CPU 자원 증설 필요</text:p>
          </table:table-cell>
          <table:table-cell office:value-type="string" table:style-name="ce12">
            <text:p>RU PRD VM 생성</text:p>
          </table:table-cell>
          <table:table-cell office:value-type="date" office:date-value="2021-08-06T00:00:00" table:style-name="ce16">
            <text:p>2021-08-06</text:p>
          </table:table-cell>
          <table:table-cell table:style-name="ce17"/>
          <table:table-cell office:value-type="string" table:style-name="ce18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18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STGcomdr104 메모리 에러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12">
            <text:p>=HYPERLINK("https://cody-ims.autoever.com/browse/RUCLOUD-674";"RUCLOUD-674 - RUCloudStgComdR104 Memory Problem 진행중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R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Dell Technologies Corporation 물리 RMA 지원 불가</text:p>
          </table:table-cell>
          <table:table-cell office:value-type="string" table:style-name="ce12">
            <text:p>RucloudPRDcomdr101 메모리 에러</text:p>
          </table:table-cell>
          <table:table-cell office:value-type="date" office:date-value="2022-06-06T00:00:00" table:style-name="ce16">
            <text:p>2022-06-06</text:p>
          </table:table-cell>
          <table:table-cell table:style-name="ce17"/>
          <table:table-cell office:value-type="string" table:style-name="ce18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12">
            <text:p>=HYPERLINK("https://cody-ims.autoever.com/browse/RUCLOUD-694";"RUCLOUD-694 - System status is in crirtical state : rucloudprdcomdr101.rucloud OPEN")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NA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NaCloudPrdcomd815 NIC Slot3 Port1 Down</text:p>
          </table:table-cell>
          <table:table-cell office:value-type="string" table:style-name="ce12">
            <text:p>NaCloudPrdcomd815 NIC Slot3 Port1 Down</text:p>
          </table:table-cell>
          <table:table-cell office:value-type="date" office:date-value="2022-05-20T00:00:00" table:style-name="ce16">
            <text:p>2022-05-20</text:p>
          </table:table-cell>
          <table:table-cell table:style-name="ce17"/>
          <table:table-cell office:value-type="string" table:style-name="ce12">
            <text:p>NIC Slot 3 to be replaced on 2022/05/26</text:p>
          </table:table-cell>
          <table:table-cell table:style-name="ce12"/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ccskrccspgtcdbp01 넥센타 라이센스 만료로 백업볼륨 이슈 발생</text:p>
          </table:table-cell>
          <table:table-cell office:value-type="string" table:style-name="ce12">
            <text:p>DB VM ccskrccspgtcdbp 백업볼륨 히타치 오브젝트 스토리지로 이관</text:p>
          </table:table-cell>
          <table:table-cell office:value-type="date" office:date-value="2022-04-14T00:00:00" table:style-name="ce16">
            <text:p>2022-04-14</text:p>
          </table:table-cell>
          <table:table-cell table:style-name="ce17"/>
          <table:table-cell office:value-type="string" table:style-name="ce18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12">
            <text:p>채한길</text:p>
          </table:table-cell>
          <table:table-cell table:style-name="ce1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8">
            <text:p>(6월 예정)WAF OS Upgrade</text:p>
          </table:table-cell>
          <table:table-cell office:value-type="string" table:style-name="ce12">
            <text:p>WAF OS Upgrade</text:p>
          </table:table-cell>
          <table:table-cell office:value-type="date" office:date-value="2022-05-13T00:00:00" table:style-name="ce16">
            <text:p>2022-05-13</text:p>
          </table:table-cell>
          <table:table-cell table:style-name="ce17"/>
          <table:table-cell office:value-type="string" table:style-name="ce18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18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EU-FW IPSECVPN 구성 요청</text:p>
          </table:table-cell>
          <table:table-cell office:value-type="string" table:style-name="ce12">
            <text:p>EU-FW IPSECVPN 구성 요청</text:p>
          </table:table-cell>
          <table:table-cell office:value-type="date" office:date-value="2022-02-25T00:00:00" table:style-name="ce16">
            <text:p>2022-02-25</text:p>
          </table:table-cell>
          <table:table-cell table:style-name="ce17"/>
          <table:table-cell office:value-type="string" table:style-name="ce18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12">
            <text:p>우전성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운영계 VM 라이브마이그레이션 불가</text:p>
          </table:table-cell>
          <table:table-cell office:value-type="string" table:style-name="ce12">
            <text:p>VM 마이그레이션 실패</text:p>
          </table:table-cell>
          <table:table-cell office:value-type="date" office:date-value="2021-08-01T00:00:00" table:style-name="ce16">
            <text:p>2021-08-01</text:p>
          </table:table-cell>
          <table:table-cell table:style-name="ce17"/>
          <table:table-cell office:value-type="string" table:style-name="ce18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18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/text:p>
          </table:table-cell>
          <table:table-cell office:value-type="string" table:style-name="ce5">
            <text:p>EU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유럽 CCS 운영계 SAS(FAS8200) 사용률 92%초과</text:p>
          </table:table-cell>
          <table:table-cell office:value-type="string" table:style-name="ce12">
            <text:p>ccseuvcrmp01,02_data_backup 회수</text:p>
          </table:table-cell>
          <table:table-cell office:value-type="date" office:date-value="2022-04-28T00:00:00" table:style-name="ce8">
            <text:p>2022-04-28</text:p>
          </table:table-cell>
          <table:table-cell table:style-name="ce13"/>
          <table:table-cell office:value-type="string" table:style-name="ce9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9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table:style-name="ce10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20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text:s/></text:p>
          </table:table-cell>
          <table:table-cell office:value-type="string" table:style-name="ce5">
            <text:p>CN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12">
            <text:p>진행중</text:p>
          </table:table-cell>
          <table:table-cell table:style-name="ce5"/>
          <table:table-cell office:value-type="string" table:style-name="ce12">
            <text:p>중국 검증계 UCS 유지보수 계약 대기중</text:p>
          </table:table-cell>
          <table:table-cell table:style-name="ce21"/>
          <table:table-cell office:value-type="date" office:date-value="2021-06-11T00:00:00" table:style-name="ce8">
            <text:p>2021-06-11</text:p>
          </table:table-cell>
          <table:table-cell table:style-name="ce13"/>
          <table:table-cell office:value-type="string" table:style-name="ce9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5">
            <text:p>=HYPERLINK("https://cody-ims.autoever.com/browse/CNCLOUD-1334";"CNCLOUD-1334 - cncloudstgComC01 - Storage controller Error log 완료")</text:p>
          </table:table-cell>
          <table:table-cell table:style-name="ce21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1"/>
        </table:table-row>
        <table:table-row table:style-name="ro2">
          <table:table-cell office:value-type="float" office:value="2022" table:style-name="ce7">
            <text:p>2022</text:p>
          </table:table-cell>
          <table:table-cell office:value-type="string" table:style-name="ce5">
            <text:p>6월<text:s/></text:p>
          </table:table-cell>
          <table:table-cell office:value-type="string" table:style-name="ce5">
            <text:p>KR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table:style-name="ce5"/>
          <table:table-cell office:value-type="string" table:style-name="ce5">
            <text:p>내수 신검증계 Netapp 스토리지 사용량 증가</text:p>
          </table:table-cell>
          <table:table-cell office:value-type="string" table:style-name="ce18">
            <text:p>NVME Free Size on aggr_node01_NVMe_data less than 10% 발생</text:p>
          </table:table-cell>
          <table:table-cell office:value-type="date" office:date-value="2022-06-15T00:00:00" table:style-name="ce8">
            <text:p>2022-06-15</text:p>
          </table:table-cell>
          <table:table-cell table:style-name="ce13"/>
          <table:table-cell office:value-type="string" table:style-name="ce9">
            <text:p>스냅샷 및 미사용<text:s/></text:p>
            <text:p>볼륨 삭제 진행</text:p>
          </table:table-cell>
          <table:table-cell table:number-columns-repeated="2" table:style-name="ce5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7" table:style-name="ce5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11"/>
          <table:table-cell table:number-columns-repeated="8" table:style-name="ce21"/>
          <table:table-cell table:number-columns-repeated="2" table:style-name="ce22"/>
          <table:table-cell table:number-columns-repeated="2" table:style-name="ce21"/>
          <table:table-cell table:number-columns-repeated="16371" table:style-name="ce11"/>
        </table:table-row>
        <table:table-row table:number-rows-repeated="1048470" table:style-name="ro1">
          <table:table-cell table:number-columns-repeated="16384"/>
        </table:table-row>
      </table:table>
      <table:table table:name="전체_요약" table:style-name="ta1">
        <table:table-column table:style-name="co14" table:default-cell-style-name="ce1"/>
        <table:table-column table:style-name="co15" table:number-columns-repeated="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57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1" draw:id="id0" draw:style-name="a0" draw:name="차트 1" svg:x="0in" svg:y="0.22395in" svg:width="6.69291in" svg:height="3.673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6">
            <text:p>개수 : 진행상태</text:p>
          </table:table-cell>
          <table:table-cell table:number-columns-repeated="3" table:style-name="ce1"/>
          <table:table-cell table:style-name="ce1">
            <draw:frame draw:z-index="4" draw:id="id3" draw:style-name="a3" draw:name="차트 4" svg:x="0.47917in" svg:y="0.07812in" svg:width="5.16667in" svg:height="3.38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21" table:style-name="ce26">
            <text:p>2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NA</text:p>
          </table:table-cell>
          <table:table-cell office:value-type="float" office:value="17" table:style-name="ce28">
            <text:p>1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KR</text:p>
          </table:table-cell>
          <table:table-cell office:value-type="float" office:value="12" table:style-name="ce28">
            <text:p>1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CN</text:p>
          </table:table-cell>
          <table:table-cell office:value-type="float" office:value="10" table:style-name="ce28">
            <text:p>1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SG</text:p>
          </table:table-cell>
          <table:table-cell office:value-type="float" office:value="7" table:style-name="ce28">
            <text:p>7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RU</text:p>
          </table:table-cell>
          <table:table-cell office:value-type="float" office:value="6" table:style-name="ce28">
            <text:p>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7">
            <text:p>IN</text:p>
          </table:table-cell>
          <table:table-cell office:value-type="float" office:value="1" table:style-name="ce28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74" table:style-name="ce23">
            <text:p>74</text:p>
          </table:table-cell>
          <table:table-cell table:number-columns-repeated="16382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24"/>
          <table:table-cell table:number-columns-repeated="16375"/>
        </table:table-row>
        <table:table-row table:style-name="ro3">
          <table:table-cell table:number-columns-repeated="9" table:style-name="ce24"/>
          <table:table-cell table:number-columns-repeated="4"/>
          <table:table-cell table:style-name="ce1">
            <draw:frame draw:z-index="5" draw:id="id4" draw:style-name="a4" draw:name="차트 5" svg:x="0.29687in" svg:y="0.04687in" svg:width="5.18229in" svg:height="4.505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number-columns-repeated="6" table:style-name="ce30"/>
          <table:table-cell table:style-name="ce31"/>
          <table:table-cell table:number-columns-repeated="16375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IN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26">
            <text:p>총합계</text:p>
          </table:table-cell>
          <table:table-cell table:style-name="ce1">
            <draw:frame draw:z-index="2" draw:id="id1" draw:style-name="a1" draw:name="차트 2" svg:x="0.79688in" svg:y="0in" svg:width="6.69291in" svg:height="4.3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office:value-type="float" office:value="14" table:style-name="ce26">
            <text:p>14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2월</text:p>
          </table:table-cell>
          <table:table-cell table:style-name="ce27"/>
          <table:table-cell office:value-type="float" office:value="6" table:style-name="ce33">
            <text:p>6</text:p>
          </table:table-cell>
          <table:table-cell table:number-columns-repeated="2" table:style-name="ce33"/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2" table:style-name="ce33"/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7" table:style-name="ce28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1" table:style-name="ce28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2" table:style-name="ce33">
            <text:p>2</text:p>
          </table:table-cell>
          <table:table-cell office:value-type="float" office:value="9" table:style-name="ce28">
            <text:p>9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9" table:style-name="ce33">
            <text:p>9</text:p>
          </table:table-cell>
          <table:table-cell table:style-name="ce33"/>
          <table:table-cell office:value-type="float" office:value="6" table:style-name="ce33">
            <text:p>6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26" table:style-name="ce28">
            <text:p>26</text:p>
          </table:table-cell>
          <table:table-cell table:number-columns-repeated="16375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0" table:style-name="ce29">
            <text:p>10</text:p>
          </table:table-cell>
          <table:table-cell office:value-type="float" office:value="21" table:style-name="ce34">
            <text:p>21</text:p>
          </table:table-cell>
          <table:table-cell office:value-type="float" office:value="1" table:style-name="ce34">
            <text:p>1</text:p>
          </table:table-cell>
          <table:table-cell office:value-type="float" office:value="12" table:style-name="ce34">
            <text:p>12</text:p>
          </table:table-cell>
          <table:table-cell office:value-type="float" office:value="17" table:style-name="ce34">
            <text:p>17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74" table:style-name="ce23">
            <text:p>74</text:p>
          </table:table-cell>
          <table:table-cell table:number-columns-repeated="16375"/>
        </table:table-row>
        <table:table-row table:number-rows-repeated="4" table:style-name="ro4">
          <table:table-cell table:number-columns-repeated="9" table:style-name="ce24"/>
          <table:table-cell table:number-columns-repeated="16375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성패</text:p>
          </table:table-cell>
          <table:table-cell table:style-name="ce31"/>
          <table:table-cell table:number-columns-repeated="16381"/>
        </table:table-row>
        <table:table-row table:style-name="ro4">
          <table:table-cell office:value-type="string" table:style-name="ce25">
            <text:p>리전</text:p>
          </table:table-cell>
          <table:table-cell office:value-type="string" table:style-name="ce25">
            <text:p>성공</text:p>
          </table:table-cell>
          <table:table-cell office:value-type="string" table:style-name="ce35">
            <text:p>실패</text:p>
          </table:table-cell>
          <table:table-cell table:number-columns-repeated="16381"/>
        </table:table-row>
        <table:table-row table:style-name="ro4">
          <table:table-cell office:value-type="string" table:style-name="ce25">
            <text:p>CN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35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27">
            <text:p>EU</text:p>
          </table:table-cell>
          <table:table-cell office:value-type="float" office:value="18" table:style-name="ce27">
            <text:p>18</text:p>
          </table:table-cell>
          <table:table-cell table:style-name="ce36"/>
          <table:table-cell table:number-columns-repeated="7"/>
          <table:table-cell table:style-name="ce1">
            <draw:frame draw:z-index="3" draw:id="id2" draw:style-name="a2" draw:name="차트 3" svg:x="0.00208in" svg:y="0.00521in" svg:width="6.69291in" svg:height="3.673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7">
            <text:p>IN</text:p>
          </table:table-cell>
          <table:table-cell office:value-type="float" office:value="1" table:style-name="ce27">
            <text:p>1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KR</text:p>
          </table:table-cell>
          <table:table-cell office:value-type="float" office:value="8" table:style-name="ce27">
            <text:p>8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NA</text:p>
          </table:table-cell>
          <table:table-cell office:value-type="float" office:value="16" table:style-name="ce27">
            <text:p>16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RU</text:p>
          </table:table-cell>
          <table:table-cell office:value-type="float" office:value="4" table:style-name="ce27">
            <text:p>4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7">
            <text:p>SG</text:p>
          </table:table-cell>
          <table:table-cell office:value-type="float" office:value="7" table:style-name="ce27">
            <text:p>7</text:p>
          </table:table-cell>
          <table:table-cell table:style-name="ce36"/>
          <table:table-cell table:number-columns-repeated="16381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60" table:style-name="ce29">
            <text:p>60</text:p>
          </table:table-cell>
          <table:table-cell office:value-type="float" office:value="1" table:style-name="ce37">
            <text:p>1</text:p>
          </table:table-cell>
          <table:table-cell table:number-columns-repeated="16381"/>
        </table:table-row>
        <table:table-row table:number-rows-repeated="1048530" table:style-name="ro4">
          <table:table-cell table:number-columns-repeated="16384"/>
        </table:table-row>
      </table:table>
      <table:table table:name="요약_KR1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8" table:style-name="ce1"/>
          <table:table-cell table:style-name="ce1">
            <draw:frame draw:z-index="4" draw:id="id8" draw:style-name="a8" draw:name="차트 5" svg:x="0in" svg:y="0.00521in" svg:width="6.69291in" svg:height="3.6732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7" table:style-name="ce1"/>
          <table:table-cell table:style-name="ce1">
            <draw:frame draw:z-index="1" draw:id="id5" draw:style-name="a5" draw:name="차트 10" svg:x="0.00521in" svg:y="0.00521in" svg:width="6.69291in" svg:height="3.6732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1" table:style-name="ce38">
            <text:p>1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6"/>
          <table:table-cell table:style-name="ce1">
            <draw:frame draw:z-index="2" draw:id="id6" draw:style-name="a6" draw:name="차트 11" svg:x="0.00521in" svg:y="0.00521in" svg:width="6.69291in" svg:height="3.67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16380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7" draw:style-name="a7" draw:name="차트 12" svg:x="0in" svg:y="0in" svg:width="6.69291in" svg:height="3.6732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KR2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7" table:style-name="ce1"/>
          <table:table-cell table:style-name="ce1">
            <draw:frame draw:z-index="4" draw:id="id12" draw:style-name="a12" draw:name="차트 5" svg:x="0.8125in" svg:y="0.01562in" svg:width="6.69291in" svg:height="3.6732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KR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7" table:style-name="ce1"/>
          <table:table-cell table:style-name="ce1">
            <draw:frame draw:z-index="1" draw:id="id9" draw:style-name="a9" draw:name="차트 2" svg:x="0.00521in" svg:y="0.00521in" svg:width="6.69291in" svg:height="3.6732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3">
            <text:p>AZ</text:p>
          </table:table-cell>
          <table:table-cell office:value-type="float" office:value="2" table:style-name="ce38">
            <text:p>2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KR</text:p>
          </table:table-cell>
          <table:table-cell table:style-name="ce30"/>
          <table:table-cell office:value-type="string" table:style-name="ce26">
            <text:p>KR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4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table:style-name="ce34"/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10" table:style-name="ce1"/>
          <table:table-cell table:style-name="ce1">
            <draw:frame draw:z-index="2" draw:id="id10" draw:style-name="a10" draw:name="차트 3" svg:x="0.00521in" svg:y="0.00521in" svg:width="6.69291in" svg:height="3.6732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1" draw:style-name="a11" draw:name="차트 4" svg:x="0in" svg:y="0in" svg:width="6.69291in" svg:height="3.6732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NA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29" table:number-columns-repeated="5" table:default-cell-style-name="ce1"/>
        <table:table-column table:style-name="co30" table:default-cell-style-name="ce1"/>
        <table:table-column table:style-name="co1" table:number-columns-repeated="16370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16" draw:style-name="a16" draw:name="차트 5" svg:x="0in" svg:y="0.00521in" svg:width="6.69291in" svg:height="3.6732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NA</text:p>
          </table:table-cell>
          <table:table-cell table:style-name="ce30"/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NA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6" table:style-name="ce1"/>
          <table:table-cell table:style-name="ce1">
            <draw:frame draw:z-index="1" draw:id="id13" draw:style-name="a13" draw:name="차트 2" svg:x="0.88021in" svg:y="0.22396in" svg:width="6.69291in" svg:height="3.6732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NA</text:p>
          </table:table-cell>
          <table:table-cell table:style-name="ce30"/>
          <table:table-cell office:value-type="string" table:style-name="ce26">
            <text:p>NA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5" table:style-name="ce25">
            <text:p>5</text:p>
          </table:table-cell>
          <table:table-cell table:style-name="ce32"/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2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6" table:style-name="ce29">
            <text:p>16</text:p>
          </table:table-cell>
          <table:table-cell table:style-name="ce34"/>
          <table:table-cell office:value-type="float" office:value="16" table:style-name="ce23">
            <text:p>16</text:p>
          </table:table-cell>
          <table:table-cell table:number-columns-repeated="6"/>
          <table:table-cell table:style-name="ce1">
            <draw:frame draw:z-index="2" draw:id="id14" draw:style-name="a14" draw:name="차트 4" svg:x="0.0052in" svg:y="0.00521in" svg:width="6.69291in" svg:height="3.6732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5" draw:style-name="a15" draw:name="차트 7" svg:x="0.02604in" svg:y="0.18229in" svg:width="6.69291in" svg:height="3.6732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요약_EU" table:style-name="ta2">
        <table:table-column table:style-name="co29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28" table:number-columns-repeated="4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3">
          <table:table-cell table:number-columns-repeated="2" table:style-name="ce24"/>
          <table:table-cell table:number-columns-repeated="8" table:style-name="ce1"/>
          <table:table-cell table:style-name="ce1">
            <draw:frame draw:z-index="4" draw:id="id20" draw:style-name="a20" draw:name="차트 5" svg:x="0in" svg:y="0.22396in" svg:width="6.69291in" svg:height="3.7165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EU</text:p>
          </table:table-cell>
          <table:table-cell table:style-name="ce30"/>
          <table:table-cell office:value-type="float" office:value="9" table:style-name="ce25">
            <text:p>9</text:p>
          </table:table-cell>
          <table:table-cell office:value-type="float" office:value="9" table:style-name="ce26">
            <text:p>9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9" table:style-name="ce29">
            <text:p>9</text:p>
          </table:table-cell>
          <table:table-cell office:value-type="float" office:value="9" table:style-name="ce23">
            <text:p>9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EU</text:p>
          </table:table-cell>
          <table:table-cell office:value-type="string" table:style-name="ce26">
            <text:p>총합계</text:p>
          </table:table-cell>
          <table:table-cell table:number-columns-repeated="16381"/>
        </table:table-row>
        <table:table-row table:style-name="ro3">
          <table:table-cell office:value-type="string" table:style-name="ce25">
            <text:p>1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/>
          <table:table-cell table:style-name="ce1">
            <draw:frame draw:z-index="1" draw:id="id17" draw:style-name="a17" draw:name="차트 5" svg:x="0.73438in" svg:y="0.21354in" svg:width="6.69291in" svg:height="3.6732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2월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8">
            <text:p>6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4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9" table:style-name="ce27">
            <text:p>9</text:p>
          </table:table-cell>
          <table:table-cell office:value-type="float" office:value="9" table:style-name="ce28">
            <text:p>9</text:p>
          </table:table-cell>
          <table:table-cell table:number-columns-repeated="1638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1" table:style-name="ce29">
            <text:p>21</text:p>
          </table:table-cell>
          <table:table-cell office:value-type="float" office:value="21" table:style-name="ce23">
            <text:p>21</text:p>
          </table:table-cell>
          <table:table-cell table:number-columns-repeated="16381"/>
        </table:table-row>
        <table:table-row table:number-rows-repeated="3" table:style-name="ro4">
          <table:table-cell table:number-columns-repeated="16384"/>
        </table:table-row>
        <table:table-row table:number-rows-repeated="6" table:style-name="ro4">
          <table:table-cell table:style-name="ce24"/>
          <table:table-cell table:number-columns-repeated="16383" table:style-name="ce1"/>
        </table:table-row>
        <table:table-row table:style-name="ro4">
          <table:table-cell office:value-type="string" table:style-name="ce23">
            <text:p>테넌트</text:p>
          </table:table-cell>
          <table:table-cell office:value-type="string" table:style-name="ce23">
            <text:p>(다중 항목)</text:p>
          </table:table-cell>
          <table:table-cell table:number-columns-repeated="16382" table:style-name="ce1"/>
        </table:table-row>
        <table:table-row table:style-name="ro4">
          <table:table-cell table:style-name="ce24"/>
          <table:table-cell table:number-columns-repeated="9" table:style-name="ce1"/>
          <table:table-cell table:style-name="ce1">
            <draw:frame draw:z-index="2" draw:id="id18" draw:style-name="a18" draw:name="차트 6" svg:x="0.00521in" svg:y="0.00521in" svg:width="6.69291in" svg:height="3.6732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EU</text:p>
          </table:table-cell>
          <table:table-cell table:style-name="ce30"/>
          <table:table-cell office:value-type="string" table:style-name="ce26">
            <text:p>EU 요약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table:style-name="ce32"/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6" table:style-name="ce27">
            <text:p>6</text:p>
          </table:table-cell>
          <table:table-cell table:style-name="ce33"/>
          <table:table-cell office:value-type="float" office:value="6" table:style-name="ce28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7" table:style-name="ce29">
            <text:p>7</text:p>
          </table:table-cell>
          <table:table-cell table:style-name="ce34"/>
          <table:table-cell office:value-type="float" office:value="7" table:style-name="ce23">
            <text:p>7</text:p>
          </table:table-cell>
          <table:table-cell table:number-columns-repeated="16380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19" draw:style-name="a19" draw:name="차트 7" svg:x="0.00521in" svg:y="0.22396in" svg:width="6.69291in" svg:height="3.6732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5" table:style-name="ro4">
          <table:table-cell table:number-columns-repeated="16384"/>
        </table:table-row>
      </table:table>
      <table:table table:name="요약_CN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7" table:number-columns-repeated="2" table:default-cell-style-name="ce1"/>
        <table:table-column table:style-name="co16" table:number-columns-repeated="3" table:default-cell-style-name="ce1"/>
        <table:table-column table:style-name="co2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6367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7" table:style-name="ce1"/>
          <table:table-cell table:style-name="ce1">
            <draw:frame draw:z-index="4" draw:id="id24" draw:style-name="a24" draw:name="차트 6" svg:x="0.58333in" svg:y="0.13021in" svg:width="6.69291in" svg:height="3.6732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CN</text:p>
          </table:table-cell>
          <table:table-cell table:style-name="ce30"/>
          <table:table-cell office:value-type="float" office:value="5" table:style-name="ce25">
            <text:p>5</text:p>
          </table:table-cell>
          <table:table-cell office:value-type="float" office:value="5" table:style-name="ce26">
            <text:p>5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C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5" table:style-name="ce27">
            <text:p>5</text:p>
          </table:table-cell>
          <table:table-cell office:value-type="float" office:value="5" table:style-name="ce28">
            <text:p>5</text:p>
          </table:table-cell>
          <table:table-cell table:number-columns-repeated="6" table:style-name="ce1"/>
          <table:table-cell table:style-name="ce1">
            <draw:frame draw:z-index="1" draw:id="id21" draw:style-name="a21" draw:name="차트 2" svg:x="0.58854in" svg:y="0.22396in" svg:width="6.69291in" svg:height="3.6732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6" table:style-name="ce29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4">
          <table:table-cell table:style-name="ce27"/>
          <table:table-cell office:value-type="string" table:style-name="ce25">
            <text:p>CN</text:p>
          </table:table-cell>
          <table:table-cell table:style-name="ce30"/>
          <table:table-cell office:value-type="string" table:style-name="ce25">
            <text:p>CN 요약</text:p>
          </table:table-cell>
          <table:table-cell office:value-type="string" table:style-name="ce26">
            <text:p>총합계</text:p>
          </table:table-cell>
          <table:table-cell table:number-columns-repeated="16379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office:value-type="string" table:style-name="ce32">
            <text:p>실패</text:p>
          </table:table-cell>
          <table:table-cell table:style-name="ce27"/>
          <table:table-cell table:style-name="ce28"/>
          <table:table-cell table:number-columns-repeated="16379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table:style-name="ce32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3" table:style-name="ce27">
            <text:p>3</text:p>
          </table:table-cell>
          <table:table-cell table:style-name="ce33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table:style-name="ce33"/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1" table:style-name="ce27">
            <text:p>1</text:p>
          </table:table-cell>
          <table:table-cell table:style-name="ce33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9" table:style-name="ce29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16379"/>
        </table:table-row>
        <table:table-row table:style-name="ro4">
          <table:table-cell table:number-columns-repeated="10" table:style-name="ce1"/>
          <table:table-cell table:style-name="ce1">
            <draw:frame draw:z-index="2" draw:id="id22" draw:style-name="a22" draw:name="차트 4" svg:x="0in" svg:y="0.00521in" svg:width="6.69291in" svg:height="3.6732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23" draw:style-name="a23" draw:name="차트 5" svg:x="0.00521in" svg:y="0.22396in" svg:width="6.69291in" svg:height="3.6732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요약_RU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number-columns-repeated="2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number-columns-repeated="2" table:default-cell-style-name="ce1"/>
        <table:table-column table:style-name="co36" table:default-cell-style-name="ce1"/>
        <table:table-column table:style-name="co35" table:number-columns-repeated="2" table:default-cell-style-name="ce1"/>
        <table:table-column table:style-name="co37" table:default-cell-style-name="ce1"/>
        <table:table-column table:style-name="co35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28" draw:style-name="a28" draw:name="차트 6" svg:x="0in" svg:y="0.00521in" svg:width="6.69291in" svg:height="3.6732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RU</text:p>
          </table:table-cell>
          <table:table-cell table:style-name="ce30"/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진행중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RU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6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5" draw:style-name="a25" draw:name="차트 2" svg:x="0.64063in" svg:y="0.22396in" svg:width="6.69291in" svg:height="3.6732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RU</text:p>
          </table:table-cell>
          <table:table-cell office:value-type="string" table:style-name="ce25">
            <text:p>RU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3">
            <text:p>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10" table:style-name="ce1"/>
          <table:table-cell table:style-name="ce1">
            <draw:frame draw:z-index="2" draw:id="id26" draw:style-name="a26" draw:name="차트 4" svg:x="0in" svg:y="0.00521in" svg:width="6.69291in" svg:height="3.6732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27" draw:style-name="a27" draw:name="차트 4" svg:x="0.00521in" svg:y="0.00521in" svg:width="6.69291in" svg:height="3.6732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4">
          <table:table-cell table:number-columns-repeated="16384"/>
        </table:table-row>
      </table:table>
      <table:table table:name="요약_SG" table:style-name="ta2">
        <table:table-column table:style-name="co14" table:default-cell-style-name="ce24"/>
        <table:table-column table:style-name="co26" table:default-cell-style-name="ce24"/>
        <table:table-column table:style-name="co27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6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1" table:number-columns-repeated="16362" table:default-cell-style-name="ce1"/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8" table:style-name="ce1"/>
          <table:table-cell table:style-name="ce1">
            <draw:frame draw:z-index="4" draw:id="id32" draw:style-name="a32" draw:name="차트 6" svg:x="0in" svg:y="0.00521in" svg:width="6.69291in" svg:height="3.6732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6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SG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SG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6" table:style-name="ce1"/>
          <table:table-cell table:style-name="ce1">
            <draw:frame draw:z-index="1" draw:id="id29" draw:style-name="a29" draw:name="차트 2" svg:x="0.64063in" svg:y="0.22396in" svg:width="6.69291in" svg:height="3.6732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1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SG</text:p>
          </table:table-cell>
          <table:table-cell office:value-type="string" table:style-name="ce25">
            <text:p>SG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1월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3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4월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5월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7">
            <text:p>6월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9">
            <text:p>11</text:p>
          </table:table-cell>
          <table:table-cell office:value-type="float" office:value="11" table:style-name="ce23">
            <text:p>11</text:p>
          </table:table-cell>
          <table:table-cell table:number-columns-repeated="6"/>
          <table:table-cell table:style-name="ce1">
            <draw:frame draw:z-index="2" draw:id="id30" draw:style-name="a30" draw:name="차트 3" svg:x="0in" svg:y="0.00521in" svg:width="6.69291in" svg:height="3.6732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10"/>
          <table:table-cell table:style-name="ce1">
            <draw:frame draw:z-index="3" draw:id="id31" draw:style-name="a31" draw:name="차트 4" svg:x="0.00521in" svg:y="0.00521in" svg:width="6.69291in" svg:height="3.6732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4">
          <table:table-cell table:number-columns-repeated="16384"/>
        </table:table-row>
      </table:table>
      <table:table table:name="월별_IN" table:style-name="ta2">
        <table:table-column table:style-name="co29" table:default-cell-style-name="ce24"/>
        <table:table-column table:style-name="co37" table:default-cell-style-name="ce24"/>
        <table:table-column table:style-name="co34" table:default-cell-style-name="ce1"/>
        <table:table-column table:style-name="co16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6" table:number-columns-repeated="2" table:default-cell-style-name="ce1"/>
        <table:table-column table:style-name="co36" table:default-cell-style-name="ce1"/>
        <table:table-column table:style-name="co26" table:number-columns-repeated="2" table:default-cell-style-name="ce1"/>
        <table:table-column table:style-name="co37" table:default-cell-style-name="ce1"/>
        <table:table-column table:style-name="co26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32" table:default-cell-style-name="ce1"/>
        <table:table-column table:style-name="co16" table:default-cell-style-name="ce1"/>
        <table:table-column table:style-name="co35" table:default-cell-style-name="ce1"/>
        <table:table-column table:style-name="co40" table:default-cell-style-name="ce1"/>
        <table:table-column table:style-name="co41" table:default-cell-style-name="ce1"/>
        <table:table-column table:style-name="co16" table:default-cell-style-name="ce1"/>
        <table:table-column table:style-name="co1" table:number-columns-repeated="16358" table:default-cell-style-name="ce1"/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8" table:style-name="ce1"/>
          <table:table-cell table:style-name="ce1">
            <draw:frame draw:z-index="2" draw:id="id34" draw:style-name="a34" draw:name="차트 3" svg:x="0.00521in" svg:y="0in" svg:width="6.69291in" svg:height="3.6732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office:value-type="string" table:style-name="ce25">
            <text:p>개수 : 진행상태</text:p>
          </table:table-cell>
          <table:table-cell table:style-name="ce30"/>
          <table:table-cell office:value-type="string" table:style-name="ce25">
            <text:p>월</text:p>
          </table:table-cell>
          <table:table-cell table:style-name="ce31"/>
          <table:table-cell table:number-columns-repeated="16380"/>
        </table:table-row>
        <table:table-row table:style-name="ro3">
          <table:table-cell office:value-type="string" table:style-name="ce25">
            <text:p>리전</text:p>
          </table:table-cell>
          <table:table-cell office:value-type="string" table:style-name="ce25">
            <text:p>진행상태</text:p>
          </table:table-cell>
          <table:table-cell office:value-type="string" table:style-name="ce25">
            <text:p>5월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3">
          <table:table-cell office:value-type="string" table:style-name="ce25">
            <text:p>IN</text:p>
          </table:table-cell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table:style-name="ce27"/>
          <table:table-cell office:value-type="string" table:style-name="ce39">
            <text:p>완료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29">
            <text:p>총합계</text:p>
          </table:table-cell>
          <table:table-cell table:style-name="ce40"/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"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5">
            <text:p>개수 : 진행상태</text:p>
          </table:table-cell>
          <table:table-cell office:value-type="string" table:style-name="ce25">
            <text:p>리전</text:p>
          </table:table-cell>
          <table:table-cell table:style-name="ce31"/>
          <table:table-cell table:number-columns-repeated="16381" table:style-name="ce1"/>
        </table:table-row>
        <table:table-row table:style-name="ro3">
          <table:table-cell office:value-type="string" table:style-name="ce25">
            <text:p>월</text:p>
          </table:table-cell>
          <table:table-cell office:value-type="string" table:style-name="ce25">
            <text:p>IN</text:p>
          </table:table-cell>
          <table:table-cell office:value-type="string" table:style-name="ce26">
            <text:p>총합계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1"/>
          <table:table-cell table:style-name="ce1">
            <draw:frame draw:z-index="1" draw:id="id33" draw:style-name="a33" draw:name="차트 2" svg:x="0.64063in" svg:y="0.22396in" svg:width="6.69291in" svg:height="3.6732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2" table:style-name="ce24"/>
          <table:table-cell table:number-columns-repeated="16382" table:style-name="ce1"/>
        </table:table-row>
        <table:table-row table:style-name="ro3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5">
            <text:p>개수 : 리전</text:p>
          </table:table-cell>
          <table:table-cell office:value-type="string" table:style-name="ce25">
            <text:p>리전</text:p>
          </table:table-cell>
          <table:table-cell office:value-type="string" table:style-name="ce30">
            <text:p>성패</text:p>
          </table:table-cell>
          <table:table-cell table:style-name="ce31"/>
          <table:table-cell table:number-columns-repeated="16380"/>
        </table:table-row>
        <table:table-row table:style-name="ro4">
          <table:table-cell table:style-name="ce27"/>
          <table:table-cell office:value-type="string" table:style-name="ce25">
            <text:p>IN</text:p>
          </table:table-cell>
          <table:table-cell office:value-type="string" table:style-name="ce25">
            <text:p>IN 요약</text:p>
          </table:table-cell>
          <table:table-cell office:value-type="string" table:style-name="ce26">
            <text:p>총합계</text:p>
          </table:table-cell>
          <table:table-cell table:number-columns-repeated="16380"/>
        </table:table-row>
        <table:table-row table:style-name="ro4">
          <table:table-cell office:value-type="string" table:style-name="ce25">
            <text:p>월</text:p>
          </table:table-cell>
          <table:table-cell office:value-type="string" table:style-name="ce25">
            <text:p>성공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4">
          <table:table-cell office:value-type="string" table:style-name="ce25">
            <text:p>5월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29">
            <text:p>총합계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3">
            <text:p>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2" table:style-name="ce24"/>
          <table:table-cell table:number-columns-repeated="7"/>
          <table:table-cell table:style-name="ce1">
            <draw:frame draw:z-index="3" draw:id="id35" draw:style-name="a35" draw:name="차트 4" svg:x="0.63542in" svg:y="0.22396in" svg:width="6.69291in" svg:height="3.6732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number-rows-repeated="7" table:style-name="ro4">
          <table:table-cell table:style-name="ce24"/>
          <table:table-cell table:number-columns-repeated="16383" table:style-name="ce1"/>
        </table:table-row>
        <table:table-row table:number-rows-repeated="1048531" table:style-name="ro4">
          <table:table-cell table:number-columns-repeated="16384"/>
        </table:table-row>
      </table:table>
      <table:table table:name="'file:///Z:/Users/h2107570/Downloads/장애%20템플릿_초안_20220509_1.ods'#List" table:style-name="ta3">
        <table:table-source xlink:href="file:///Z:/Users/h2107570/Downloads/장애%20템플릿_초안_20220509_1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Z:/Users/H2206536/Downloads/인시던트핸들링%20파일/Incident_handling_June2022_v0.2_0622_3.ods'#List" table:style-name="ta3">
        <table:table-source xlink:href="file:///Z:/Users/H2206536/Downloads/인시던트핸들링%20파일/Incident_handling_June2022_v0.2_0622_3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cacacacac" table:cell-range-address="'file:///Z:/Users/h2107570/Downloads/장애%20템플릿_초안_20220509_1.ods'#List.$B$3:List.$B$30" table:base-cell-address="6월집계.$A$1"/>
        <table:named-range table:name="년도" table:cell-range-address="6월집계.$A$1:6월집계.$A$1048576" table:base-cell-address="6월집계.$A$1"/>
        <table:named-range table:name="당직자" table:cell-range-address="'file:///Z:/Users/H2206536/Downloads/인시던트핸들링%20파일/Incident_handling_June2022_v0.2_0622_3.ods'#List.$B$3:List.$B$30" table:base-cell-address="6월집계.$A$1"/>
        <table:named-range table:name="장애공유" table:cell-range-address="'file:///Z:/Users/H2206536/Downloads/인시던트핸들링%20파일/Incident_handling_June2022_v0.2_0622_3.ods'#List.$C$3:List.$C$8" table:base-cell-address="6월집계.$A$1"/>
        <table:named-range table:name="컨택여부" table:cell-range-address="'file:///Z:/Users/H2206536/Downloads/인시던트핸들링%20파일/Incident_handling_June2022_v0.2_0622_3.ods'#List.$D$3:List.$D$4" table:base-cell-address="6월집계.$A$1"/>
      </table:named-expressions>
      <table:database-ranges>
        <table:database-range table:target-range-address="6월집계.B1:6월집계.G97" table:name="표1"/>
      </table:database-ranges>
      <table:data-pilot-tables>
        <table:data-pilot-table table:name="피벗 테이블2" table:target-range-address="전체_요약.A1:전체_요약.B11" table:show-filter-button="false" table:buttons="전체_요약.A1 전체_요약.A3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grand-total="row" table:target-range-address="전체_요약.A35:전체_요약.C46" table:show-filter-button="false" table:buttons="전체_요약.A35 전체_요약.A38 전체_요약.B37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전체_요약.A16:전체_요약.I26" table:show-filter-button="false" table:buttons="전체_요약.A16 전체_요약.A19 전체_요약.B18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1.A13:요약_KR1.C19" table:show-filter-button="false" table:buttons="요약_KR1.A13 요약_KR1.A14 요약_KR1.A17 요약_KR1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1.A25:요약_KR1.D37" table:show-filter-button="false" table:buttons="요약_KR1.A25 요약_KR1.A26 요약_KR1.A30 요약_KR1.B28 요약_KR1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1.A1:요약_KR1.D9" table:show-filter-button="false" table:buttons="요약_KR1.A1 요약_KR1.A2 요약_KR1.A5 요약_KR1.B5 요약_KR1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2.A1:요약_KR2.D8" table:show-filter-button="false" table:buttons="요약_KR2.A1 요약_KR2.A2 요약_KR2.A5 요약_KR2.B5 요약_KR2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2.A25:요약_KR2.D34" table:show-filter-button="false" table:buttons="요약_KR2.A25 요약_KR2.A26 요약_KR2.A30 요약_KR2.B28 요약_KR2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2.A13:요약_KR2.C20" table:show-filter-button="false" table:buttons="요약_KR2.A13 요약_KR2.A14 요약_KR2.A17 요약_KR2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NA.A2:요약_NA.D9" table:show-filter-button="false" table:buttons="요약_NA.A2 요약_NA.A5 요약_NA.B5 요약_NA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NA.A26:요약_NA.D37" table:show-filter-button="false" table:buttons="요약_NA.A26 요약_NA.A30 요약_NA.B28 요약_NA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4:요약_NA.C20" table:show-filter-button="false" table:buttons="요약_NA.A14 요약_NA.A17 요약_NA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EU.A4:요약_EU.D9" table:show-filter-button="false" table:buttons="요약_EU.A5 요약_EU.B5 요약_EU.C4">
          <table:source-cell-range table:cell-range-address="6월집계.A1:6월집계.G99"/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grand-total="row" table:target-range-address="요약_EU.A34:요약_EU.D41" table:show-filter-button="false" table:buttons="요약_EU.A34 요약_EU.A38 요약_EU.B36 요약_EU.C36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4:요약_EU.C24" table:show-filter-button="false" table:buttons="요약_EU.A14 요약_EU.A17 요약_E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CN.A2:요약_CN.D9" table:show-filter-button="false" table:buttons="요약_CN.A2 요약_CN.A5 요약_CN.B5 요약_CN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CN.A26:요약_CN.E36" table:show-filter-button="false" table:buttons="요약_CN.A26 요약_CN.A30 요약_CN.B28 요약_C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4:요약_CN.C20" table:show-filter-button="false" table:buttons="요약_CN.A14 요약_CN.A17 요약_C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RU.A26:요약_RU.D34" table:show-filter-button="false" table:buttons="요약_RU.A26 요약_RU.A30 요약_RU.B28 요약_RU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RU.A2:요약_RU.D8" table:show-filter-button="false" table:buttons="요약_RU.A2 요약_RU.A5 요약_RU.B5 요약_RU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4:요약_RU.C19" table:show-filter-button="false" table:buttons="요약_RU.A14 요약_RU.A17 요약_R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SG.A26:요약_SG.D36" table:show-filter-button="false" table:buttons="요약_SG.A26 요약_SG.A30 요약_SG.B28 요약_SG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SG.A2:요약_SG.D8" table:show-filter-button="false" table:buttons="요약_SG.A2 요약_SG.A5 요약_SG.B5 요약_SG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4:요약_SG.C20" table:show-filter-button="false" table:buttons="요약_SG.A14 요약_SG.A17 요약_SG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월별_IN.A26:월별_IN.D32" table:show-filter-button="false" table:buttons="월별_IN.A26 월별_IN.A30 월별_IN.B28 월별_I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월별_IN.A1:월별_IN.D7" table:show-filter-button="false" table:buttons="월별_IN.A1 월별_IN.A4 월별_IN.B4 월별_IN.C3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월별_IN.A14:월별_IN.C19" table:show-filter-button="false" table:buttons="월별_IN.A14 월별_IN.A17 월별_I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2_32_2" style:display-name="표준 2 2" style:family="table-cell" style:data-style-name="N0">
      <style:table-cell-properties style:vertical-align="automatic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HAE_GE</meta:initial-creator>
    <dc:creator>정인환</dc:creator>
    <meta:creation-date>2022-06-27T01:22:26Z</meta:creation-date>
    <dc:date>2022-07-27T04:22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2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실패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svg:x="0.0pt" svg:y="0.0pt" svg:width="432.3118110236221pt" svg:height="236.347401574803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NA 완료</text:p>
            </table:table-cell>
            <table:table-cell office:value-type="float" office:value="2"/>
          </table:table-row>
          <table:table-row>
            <table:table-cell office:value-type="string">
              <text:p>NA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13.5002362204725pt" svg:width="481.8894488188976pt" chart:style-name="Crt0">
        <chart:title chart:style-name="CT00">
          <text:p text:style-name="a0" text:class-names="" text:cond-style-name="">월별 건수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0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5b9bd5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regression-type="linear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실패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6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7.590866141732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EU 완료</text:p>
            </table:table-cell>
            <table:table-cell office:value-type="float" office:value="6"/>
          </table:table-row>
          <table:table-row>
            <table:table-cell office:value-type="string">
              <text:p>EU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  <table:table-cell office:value-type="string">
                <text:p>CN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2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CN 완료</text:p>
            </table:table-cell>
            <table:table-cell office:value-type="float" office:value="2"/>
          </table:table-row>
          <table:table-row>
            <table:table-cell office:value-type="string">
              <text:p>CN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RU 진행중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리전 별 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월~6월</text:p>
            </chart:title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실패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EU</text:p>
            </table:table-cell>
            <table:table-cell office:value-type="float" office:value="18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KR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NA</text:p>
            </table:table-cell>
            <table:table-cell office:value-type="float" office:value="16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7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SG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title chart:style-name="CT00">
          <text:p text:style-name="a0" text:class-names="" text:cond-style-name="">5월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svg:x="173.72031496063pt" svg:y="211.2666141732283pt"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5월</text:p>
              </table:table-cell>
            </table:table-row>
          </table:table-header-rows>
          <table:table-row>
            <table:table-cell office:value-type="string">
              <text:p>IN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 - 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43.3751181102362pt" svg:width="372.0002362204725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1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4.3751181102362pt" svg:width="373.12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9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line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  <table:table-cell office:value-type="string">
                <text:p>NA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  <table:table-row>
            <table:table-cell office:value-type="string">
              <text:p>KR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